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7.22mm"/>
    </style:style>
    <style:style style:name="co2" style:family="table-column">
      <style:table-column-properties fo:break-before="auto" style:column-width="30.52mm"/>
    </style:style>
    <style:style style:name="co3" style:family="table-column">
      <style:table-column-properties fo:break-before="auto" style:column-width="22.56mm"/>
    </style:style>
    <style:style style:name="co4" style:family="table-column">
      <style:table-column-properties fo:break-before="auto" style:column-width="31.61mm"/>
    </style:style>
    <style:style style:name="co5" style:family="table-column">
      <style:table-column-properties fo:break-before="auto" style:column-width="32.98mm"/>
    </style:style>
    <style:style style:name="co6" style:family="table-column">
      <style:table-column-properties fo:break-before="auto" style:column-width="34.36mm"/>
    </style:style>
    <style:style style:name="co7" style:family="table-column">
      <style:table-column-properties fo:break-before="auto" style:column-width="35.45mm"/>
    </style:style>
    <style:style style:name="co8" style:family="table-column">
      <style:table-column-properties fo:break-before="auto" style:column-width="13.51mm"/>
    </style:style>
    <style:style style:name="co9" style:family="table-column">
      <style:table-column-properties fo:break-before="auto" style:column-width="20.37mm"/>
    </style:style>
    <style:style style:name="co10" style:family="table-column">
      <style:table-column-properties fo:break-before="auto" style:column-width="26.67mm"/>
    </style:style>
    <style:style style:name="co11" style:family="table-column">
      <style:table-column-properties fo:break-before="auto" style:column-width="29.97mm"/>
    </style:style>
    <style:style style:name="co12" style:family="table-column">
      <style:table-column-properties fo:break-before="auto" style:column-width="26.95mm"/>
    </style:style>
    <style:style style:name="co13" style:family="table-column">
      <style:table-column-properties fo:break-before="auto" style:column-width="29.42mm"/>
    </style:style>
    <style:style style:name="co14" style:family="table-column">
      <style:table-column-properties fo:break-before="auto" style:column-width="32.44mm"/>
    </style:style>
    <style:style style:name="co15" style:family="table-column">
      <style:table-column-properties fo:break-before="auto" style:column-width="48.63mm"/>
    </style:style>
    <style:style style:name="co16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30.8mm"/>
    </style:style>
    <style:style style:name="co18" style:family="table-column">
      <style:table-column-properties fo:break-before="auto" style:column-width="47.52mm"/>
    </style:style>
    <style:style style:name="co19" style:family="table-column">
      <style:table-column-properties fo:break-before="auto" style:column-width="35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50"/>
  </office:automatic-styles>
  <office:body>
    <office:spreadsheet>
      <table:calculation-settings table:automatic-find-labels="false" table:use-regular-expressions="false" table:use-wildcards="true"/>
      <table:table table:name="CatSolicitude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2"/>
        <table:table-column table:style-name="co15" table:default-cell-style-name="Default"/>
        <table:table-row table:style-name="ro1">
          <table:table-cell office:value-type="string" calcext:value-type="string">
            <text:p>FolioSolicitud</text:p>
          </table:table-cell>
          <table:table-cell table:style-name="Default" office:value-type="string" calcext:value-type="string">
            <text:p>Fecha_Solicitud</text:p>
          </table:table-cell>
          <table:table-cell office:value-type="string" calcext:value-type="string">
            <text:p>Perfil_Ident</text:p>
          </table:table-cell>
          <table:table-cell office:value-type="string" calcext:value-type="string">
            <text:p>Solicitante_Ident</text:p>
          </table:table-cell>
          <table:table-cell office:value-type="string" calcext:value-type="string">
            <text:p>PeriodoNominaId</text:p>
          </table:table-cell>
          <table:table-cell office:value-type="string" calcext:value-type="string">
            <text:p>EstatusSolicitudId</text:p>
          </table:table-cell>
          <table:table-cell office:value-type="string" calcext:value-type="string">
            <text:p>Responsable_Iden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reatedBy</text:p>
          </table:table-cell>
          <table:table-cell table:style-name="Default" office:value-type="string" calcext:value-type="string">
            <text:p>CreatedDate</text:p>
          </table:table-cell>
          <table:table-cell office:value-type="string" calcext:value-type="string">
            <text:p>DeactivatedDate</text:p>
          </table:table-cell>
          <table:table-cell office:value-type="string" calcext:value-type="string">
            <text:p>DeactivatedBy</text:p>
          </table:table-cell>
          <table:table-cell office:value-type="string" calcext:value-type="string">
            <text:p>LastModifiedBy</text:p>
          </table:table-cell>
          <table:table-cell table:style-name="Default" office:value-type="string" calcext:value-type="string">
            <text:p>LastModifiedDate</text:p>
          </table:table-cell>
          <table:table-cell office:value-type="string" calcext:value-type="string">
            <text:p>LastModifiedFromPCNam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NULL</text:p>
          </table:table-cell>
          <table:table-cell office:value-type="float" office:value="666484" calcext:value-type="float">
            <text:p>66648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7-31T17:55:28.08" calcext:value-type="date">
            <text:p>31/07/19 17: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7-31T17:55:28.08" calcext:value-type="date">
            <text:p>31/07/19 17:55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NULL</text:p>
          </table:table-cell>
          <table:table-cell office:value-type="float" office:value="666484" calcext:value-type="float">
            <text:p>66648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7-31T17:56:37.857" calcext:value-type="date">
            <text:p>31/07/19 17:5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7-31T17:56:37.857" calcext:value-type="date">
            <text:p>31/07/19 17:56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01T07:34:22.27" calcext:value-type="date">
            <text:p>01/08/19 07:3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01T07:34:22.27" calcext:value-type="date">
            <text:p>01/08/19 07:34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NULL</text:p>
          </table:table-cell>
          <table:table-cell office:value-type="float" office:value="666484" calcext:value-type="float">
            <text:p>66648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8-01T07:37:45.447" calcext:value-type="date">
            <text:p>01/08/19 07:3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8-01T07:37:45.447" calcext:value-type="date">
            <text:p>01/08/19 07:37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NULL</text:p>
          </table:table-cell>
          <table:table-cell office:value-type="float" office:value="666484" calcext:value-type="float">
            <text:p>66648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8-01T08:53:52.4" calcext:value-type="date">
            <text:p>01/08/19 08:5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8-01T08:53:52.4" calcext:value-type="date">
            <text:p>01/08/19 08:53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NULL</text:p>
          </table:table-cell>
          <table:table-cell office:value-type="float" office:value="1621097" calcext:value-type="float">
            <text:p>16210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07T16:34:54.59" calcext:value-type="date">
            <text:p>07/08/19 16:3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07T16:34:54.59" calcext:value-type="date">
            <text:p>07/08/19 16:34</text:p>
          </table:table-cell>
          <table:table-cell office:value-type="string" calcext:value-type="string">
            <text:p>PC10152382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NULL</text:p>
          </table:table-cell>
          <table:table-cell office:value-type="float" office:value="1621097" calcext:value-type="float">
            <text:p>16210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07T17:03:19.767" calcext:value-type="date">
            <text:p>07/08/19 17:0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07T17:03:19.767" calcext:value-type="date">
            <text:p>07/08/19 17:03</text:p>
          </table:table-cell>
          <table:table-cell office:value-type="string" calcext:value-type="string">
            <text:p>PC10152382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NULL</text:p>
          </table:table-cell>
          <table:table-cell office:value-type="float" office:value="599670" calcext:value-type="float">
            <text:p>59967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599670" calcext:value-type="float">
            <text:p>599670</text:p>
          </table:table-cell>
          <table:table-cell office:value-type="date" office:date-value="2019-08-07T18:58:42.017" calcext:value-type="date">
            <text:p>07/08/19 18:5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99670" calcext:value-type="float">
            <text:p>599670</text:p>
          </table:table-cell>
          <table:table-cell office:value-type="date" office:date-value="2019-08-07T18:58:42.017" calcext:value-type="date">
            <text:p>07/08/19 18:58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NULL</text:p>
          </table:table-cell>
          <table:table-cell office:value-type="float" office:value="599670" calcext:value-type="float">
            <text:p>59967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599670" calcext:value-type="float">
            <text:p>599670</text:p>
          </table:table-cell>
          <table:table-cell office:value-type="date" office:date-value="2019-08-08T10:42:24.463" calcext:value-type="date">
            <text:p>08/08/19 10:4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99670" calcext:value-type="float">
            <text:p>599670</text:p>
          </table:table-cell>
          <table:table-cell office:value-type="date" office:date-value="2019-08-08T10:42:24.463" calcext:value-type="date">
            <text:p>08/08/19 10:42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NULL</text:p>
          </table:table-cell>
          <table:table-cell office:value-type="float" office:value="666484" calcext:value-type="float">
            <text:p>66648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8-08T12:04:16.667" calcext:value-type="date">
            <text:p>08/08/19 12:0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8-08T12:04:16.667" calcext:value-type="date">
            <text:p>08/08/19 12:04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NULL</text:p>
          </table:table-cell>
          <table:table-cell office:value-type="float" office:value="599670" calcext:value-type="float">
            <text:p>59967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599670" calcext:value-type="float">
            <text:p>599670</text:p>
          </table:table-cell>
          <table:table-cell office:value-type="date" office:date-value="2019-08-08T18:02:03.98" calcext:value-type="date">
            <text:p>08/08/19 18: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99670" calcext:value-type="float">
            <text:p>599670</text:p>
          </table:table-cell>
          <table:table-cell office:value-type="date" office:date-value="2019-08-08T18:02:03.98" calcext:value-type="date">
            <text:p>08/08/19 18:02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NULL</text:p>
          </table:table-cell>
          <table:table-cell office:value-type="float" office:value="666484" calcext:value-type="float">
            <text:p>66648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8-09T09:22:56.927" calcext:value-type="date">
            <text:p>09/08/19 09:2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8-09T09:22:56.927" calcext:value-type="date">
            <text:p>09/08/19 09:22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NULL</text:p>
          </table:table-cell>
          <table:table-cell office:value-type="float" office:value="666484" calcext:value-type="float">
            <text:p>66648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8-09T17:31:37.4" calcext:value-type="date">
            <text:p>09/08/19 17:3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8-09T17:31:37.4" calcext:value-type="date">
            <text:p>09/08/19 17:31</text:p>
          </table:table-cell>
          <table:table-cell office:value-type="string" calcext:value-type="string">
            <text:p>PC10152382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NULL</text:p>
          </table:table-cell>
          <table:table-cell office:value-type="float" office:value="666484" calcext:value-type="float">
            <text:p>66648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8-09T17:34:19.87" calcext:value-type="date">
            <text:p>09/08/19 17:3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8-09T17:34:19.87" calcext:value-type="date">
            <text:p>09/08/19 17:34</text:p>
          </table:table-cell>
          <table:table-cell office:value-type="string" calcext:value-type="string">
            <text:p>PC10152382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19-08-12" calcext:value-type="date">
            <text:p>2019-08-12</text:p>
          </table:table-cell>
          <table:table-cell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2T18:25:29.867" calcext:value-type="date">
            <text:p>12/08/19 18:2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2T18:25:29.867" calcext:value-type="date">
            <text:p>12/08/19 18:25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19-08-12" calcext:value-type="date">
            <text:p>2019-08-12</text:p>
          </table:table-cell>
          <table:table-cell office:value-type="string" calcext:value-type="string">
            <text:p>NULL</text:p>
          </table:table-cell>
          <table:table-cell office:value-type="float" office:value="666484" calcext:value-type="float">
            <text:p>66648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8-12T20:40:15.2" calcext:value-type="date">
            <text:p>12/08/19 20:4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8-12T20:40:15.2" calcext:value-type="date">
            <text:p>12/08/19 20:40</text:p>
          </table:table-cell>
          <table:table-cell office:value-type="string" calcext:value-type="string">
            <text:p>PC10152382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3T07:50:47.51" calcext:value-type="date">
            <text:p>13/08/19 07:5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3T07:50:47.51" calcext:value-type="date">
            <text:p>13/08/19 07:50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3T08:32:47.327" calcext:value-type="date">
            <text:p>13/08/19 08:3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3T08:32:47.327" calcext:value-type="date">
            <text:p>13/08/19 08:32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3T12:52:50.32" calcext:value-type="date">
            <text:p>13/08/19 12:5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3T12:52:50.32" calcext:value-type="date">
            <text:p>13/08/19 12:52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3T17:35:59.117" calcext:value-type="date">
            <text:p>13/08/19 17:3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3T17:35:59.117" calcext:value-type="date">
            <text:p>13/08/19 17:35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3T18:45:06.12" calcext:value-type="date">
            <text:p>13/08/19 18:4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3T18:45:06.12" calcext:value-type="date">
            <text:p>13/08/19 18:45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NULL</text:p>
          </table:table-cell>
          <table:table-cell office:value-type="float" office:value="666484" calcext:value-type="float">
            <text:p>66648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8-15T12:03:34.72" calcext:value-type="date">
            <text:p>15/08/19 12:0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8-15T12:03:34.72" calcext:value-type="date">
            <text:p>15/08/19 12:03</text:p>
          </table:table-cell>
          <table:table-cell office:value-type="string" calcext:value-type="string">
            <text:p>PC10152382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5T17:45:27.937" calcext:value-type="date">
            <text:p>15/08/19 17:4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5T17:45:27.937" calcext:value-type="date">
            <text:p>15/08/19 17:45</text:p>
          </table:table-cell>
          <table:table-cell office:value-type="string" calcext:value-type="string">
            <text:p>PC101523819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NULL</text:p>
          </table:table-cell>
          <table:table-cell office:value-type="float" office:value="1621097" calcext:value-type="float">
            <text:p>16210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6T09:46:02.757" calcext:value-type="date">
            <text:p>16/08/19 09:4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6T09:46:02.757" calcext:value-type="date">
            <text:p>16/08/19 09:46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NULL</text:p>
          </table:table-cell>
          <table:table-cell office:value-type="float" office:value="1621097" calcext:value-type="float">
            <text:p>16210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6T10:10:29.127" calcext:value-type="date">
            <text:p>16/08/19 10:1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6T10:10:29.127" calcext:value-type="date">
            <text:p>16/08/19 10:10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NULL</text:p>
          </table:table-cell>
          <table:table-cell office:value-type="float" office:value="1621097" calcext:value-type="float">
            <text:p>16210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6T10:26:58.1" calcext:value-type="date">
            <text:p>16/08/19 10:2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6T10:26:58.1" calcext:value-type="date">
            <text:p>16/08/19 10:26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NULL</text:p>
          </table:table-cell>
          <table:table-cell office:value-type="float" office:value="1621097" calcext:value-type="float">
            <text:p>16210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6T17:06:23.053" calcext:value-type="date">
            <text:p>16/08/19 17: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6T17:06:23.053" calcext:value-type="date">
            <text:p>16/08/19 17:06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19T12:48:55.747" calcext:value-type="date">
            <text:p>19/08/19 12:4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19T12:48:55.747" calcext:value-type="date">
            <text:p>19/08/19 12:48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NULL</text:p>
          </table:table-cell>
          <table:table-cell office:value-type="float" office:value="1621097" calcext:value-type="float">
            <text:p>16210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9T13:09:21.657" calcext:value-type="date">
            <text:p>19/08/19 13: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9T13:09:21.657" calcext:value-type="date">
            <text:p>19/08/19 13:09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NULL</text:p>
          </table:table-cell>
          <table:table-cell office:value-type="float" office:value="1621097" calcext:value-type="float">
            <text:p>16210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9T13:19:36.04" calcext:value-type="date">
            <text:p>19/08/19 13: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9T13:19:36.04" calcext:value-type="date">
            <text:p>19/08/19 13:19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NULL</text:p>
          </table:table-cell>
          <table:table-cell office:value-type="float" office:value="1621097" calcext:value-type="float">
            <text:p>16210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9T15:11:01.75" calcext:value-type="date">
            <text:p>19/08/19 15:1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9T15:11:01.75" calcext:value-type="date">
            <text:p>19/08/19 15:11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9T15:22:59.247" calcext:value-type="date">
            <text:p>19/08/19 15:2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9T15:22:59.247" calcext:value-type="date">
            <text:p>19/08/19 15:22</text:p>
          </table:table-cell>
          <table:table-cell office:value-type="string" calcext:value-type="string">
            <text:p>PC101523819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NULL</text:p>
          </table:table-cell>
          <table:table-cell office:value-type="float" office:value="1621097" calcext:value-type="float">
            <text:p>16210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9T15:26:18.04" calcext:value-type="date">
            <text:p>19/08/19 15:2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9T15:26:18.04" calcext:value-type="date">
            <text:p>19/08/19 15:26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NULL</text:p>
          </table:table-cell>
          <table:table-cell office:value-type="float" office:value="1621097" calcext:value-type="float">
            <text:p>16210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9T15:28:02.573" calcext:value-type="date">
            <text:p>19/08/19 15:2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9T15:28:02.573" calcext:value-type="date">
            <text:p>19/08/19 15:28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NULL</text:p>
          </table:table-cell>
          <table:table-cell office:value-type="float" office:value="1621097" calcext:value-type="float">
            <text:p>16210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9T15:42:57.987" calcext:value-type="date">
            <text:p>19/08/19 15:4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9T15:42:57.987" calcext:value-type="date">
            <text:p>19/08/19 15:42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NULL</text:p>
          </table:table-cell>
          <table:table-cell office:value-type="float" office:value="1621097" calcext:value-type="float">
            <text:p>16210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9T15:52:21.373" calcext:value-type="date">
            <text:p>19/08/19 15:5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9T15:52:21.373" calcext:value-type="date">
            <text:p>19/08/19 15:52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9T16:11:26.02" calcext:value-type="date">
            <text:p>19/08/19 16:1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9T16:11:26.02" calcext:value-type="date">
            <text:p>19/08/19 16:11</text:p>
          </table:table-cell>
          <table:table-cell office:value-type="string" calcext:value-type="string">
            <text:p>PC10152381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9T16:50:39.953" calcext:value-type="date">
            <text:p>19/08/19 16:5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9T16:50:39.953" calcext:value-type="date">
            <text:p>19/08/19 16:50</text:p>
          </table:table-cell>
          <table:table-cell office:value-type="string" calcext:value-type="string">
            <text:p>PC101523819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NULL</text:p>
          </table:table-cell>
          <table:table-cell office:value-type="float" office:value="1621097" calcext:value-type="float">
            <text:p>16210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9T16:51:35.683" calcext:value-type="date">
            <text:p>19/08/19 16:5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9T16:51:35.683" calcext:value-type="date">
            <text:p>19/08/19 16:51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9T16:56:20.707" calcext:value-type="date">
            <text:p>19/08/19 16:5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9T16:56:20.707" calcext:value-type="date">
            <text:p>19/08/19 16:56</text:p>
          </table:table-cell>
          <table:table-cell office:value-type="string" calcext:value-type="string">
            <text:p>PC101523819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9T17:04:34.16" calcext:value-type="date">
            <text:p>19/08/19 17:0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9T17:04:34.16" calcext:value-type="date">
            <text:p>19/08/19 17:04</text:p>
          </table:table-cell>
          <table:table-cell office:value-type="string" calcext:value-type="string">
            <text:p>PC101523819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NULL</text:p>
          </table:table-cell>
          <table:table-cell office:value-type="float" office:value="1621097" calcext:value-type="float">
            <text:p>16210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9T18:02:27.343" calcext:value-type="date">
            <text:p>19/08/19 18: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9T18:02:27.343" calcext:value-type="date">
            <text:p>19/08/19 18:02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19T18:06:22.4" calcext:value-type="date">
            <text:p>19/08/19 18: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19T18:06:22.4" calcext:value-type="date">
            <text:p>19/08/19 18:06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19T18:11:43.743" calcext:value-type="date">
            <text:p>19/08/19 18:1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19T18:11:43.743" calcext:value-type="date">
            <text:p>19/08/19 18:11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19T18:12:43.267" calcext:value-type="date">
            <text:p>19/08/19 18:1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19T18:12:43.267" calcext:value-type="date">
            <text:p>19/08/19 18:12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19T18:15:42.84" calcext:value-type="date">
            <text:p>19/08/19 18:1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19T18:15:42.84" calcext:value-type="date">
            <text:p>19/08/19 18:15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19T18:19:27.01" calcext:value-type="date">
            <text:p>19/08/19 18: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19T18:19:27.01" calcext:value-type="date">
            <text:p>19/08/19 18:19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19T18:20:52.387" calcext:value-type="date">
            <text:p>19/08/19 18:2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19T18:20:52.387" calcext:value-type="date">
            <text:p>19/08/19 18:20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19T18:24:52.15" calcext:value-type="date">
            <text:p>19/08/19 18:2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19T18:24:52.15" calcext:value-type="date">
            <text:p>19/08/19 18:24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19T18:26:34.843" calcext:value-type="date">
            <text:p>19/08/19 18:2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19T18:26:34.843" calcext:value-type="date">
            <text:p>19/08/19 18:26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19T18:53:44.943" calcext:value-type="date">
            <text:p>19/08/19 18:5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19T18:53:44.943" calcext:value-type="date">
            <text:p>19/08/19 18:53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19T18:54:43.857" calcext:value-type="date">
            <text:p>19/08/19 18:5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19T18:54:43.857" calcext:value-type="date">
            <text:p>19/08/19 18:54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0T11:14:55.683" calcext:value-type="date">
            <text:p>20/08/19 11:1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0T11:14:55.683" calcext:value-type="date">
            <text:p>20/08/19 11:14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0T11:58:29.66" calcext:value-type="date">
            <text:p>20/08/19 11:5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0T11:58:29.66" calcext:value-type="date">
            <text:p>20/08/19 11:58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0T12:03:41.64" calcext:value-type="date">
            <text:p>20/08/19 12:0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0T12:03:41.64" calcext:value-type="date">
            <text:p>20/08/19 12:03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0T19:05:30.317" calcext:value-type="date">
            <text:p>20/08/19 19:0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0T19:05:30.317" calcext:value-type="date">
            <text:p>20/08/19 19:05</text:p>
          </table:table-cell>
          <table:table-cell office:value-type="string" calcext:value-type="string">
            <text:p>PC101523819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1T10:16:24.63" calcext:value-type="date">
            <text:p>21/08/19 10: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1T10:16:24.63" calcext:value-type="date">
            <text:p>21/08/19 10:16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1T10:19:49.027" calcext:value-type="date">
            <text:p>21/08/19 10: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1T10:19:49.027" calcext:value-type="date">
            <text:p>21/08/19 10:19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1T10:22:32.21" calcext:value-type="date">
            <text:p>21/08/19 10:2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1T10:22:32.21" calcext:value-type="date">
            <text:p>21/08/19 10:22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1T10:26:38.977" calcext:value-type="date">
            <text:p>21/08/19 10:2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1T10:26:38.977" calcext:value-type="date">
            <text:p>21/08/19 10:26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1T10:32:57.247" calcext:value-type="date">
            <text:p>21/08/19 10:3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1T10:32:57.247" calcext:value-type="date">
            <text:p>21/08/19 10:32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1T10:39:19.76" calcext:value-type="date">
            <text:p>21/08/19 10:3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1T10:39:19.76" calcext:value-type="date">
            <text:p>21/08/19 10:39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1T10:42:35.467" calcext:value-type="date">
            <text:p>21/08/19 10:4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1T10:42:35.467" calcext:value-type="date">
            <text:p>21/08/19 10:42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1T10:44:00.94" calcext:value-type="date">
            <text:p>21/08/19 10:4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1T10:44:00.94" calcext:value-type="date">
            <text:p>21/08/19 10:44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1T10:46:13.123" calcext:value-type="date">
            <text:p>21/08/19 10:4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1T10:46:13.123" calcext:value-type="date">
            <text:p>21/08/19 10:46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1T10:49:26.283" calcext:value-type="date">
            <text:p>21/08/19 10:4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1T10:49:26.283" calcext:value-type="date">
            <text:p>21/08/19 10:49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1T10:52:50.847" calcext:value-type="date">
            <text:p>21/08/19 10:5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1T10:52:50.847" calcext:value-type="date">
            <text:p>21/08/19 10:52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1T10:57:28.347" calcext:value-type="date">
            <text:p>21/08/19 10:5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1T10:57:28.347" calcext:value-type="date">
            <text:p>21/08/19 10:57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1T11:01:00.44" calcext:value-type="date">
            <text:p>21/08/19 11: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1T11:01:00.44" calcext:value-type="date">
            <text:p>21/08/19 11:01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1T11:04:05.14" calcext:value-type="date">
            <text:p>21/08/19 11:0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1T11:04:05.14" calcext:value-type="date">
            <text:p>21/08/19 11:04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1T11:11:47.917" calcext:value-type="date">
            <text:p>21/08/19 11:1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1T11:11:47.917" calcext:value-type="date">
            <text:p>21/08/19 11:11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1T17:12:01.47" calcext:value-type="date">
            <text:p>21/08/19 17:1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1T17:12:01.47" calcext:value-type="date">
            <text:p>21/08/19 17:12</text:p>
          </table:table-cell>
          <table:table-cell office:value-type="string" calcext:value-type="string">
            <text:p>PC101523819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2T12:35:38.683" calcext:value-type="date">
            <text:p>22/08/19 12:3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2T12:35:38.683" calcext:value-type="date">
            <text:p>22/08/19 12:35</text:p>
          </table:table-cell>
          <table:table-cell office:value-type="string" calcext:value-type="string">
            <text:p>PC101523819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3T12:17:04.377" calcext:value-type="date">
            <text:p>23/08/19 12:1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3T12:17:04.377" calcext:value-type="date">
            <text:p>23/08/19 12:17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3T12:17:27.183" calcext:value-type="date">
            <text:p>23/08/19 12:1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3T12:17:27.183" calcext:value-type="date">
            <text:p>23/08/19 12:17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3T12:17:27.187" calcext:value-type="date">
            <text:p>23/08/19 12:1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3T12:17:27.187" calcext:value-type="date">
            <text:p>23/08/19 12:17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3T13:00:21.733" calcext:value-type="date">
            <text:p>23/08/19 13: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3T13:00:21.733" calcext:value-type="date">
            <text:p>23/08/19 13:00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6T12:58:02.117" calcext:value-type="date">
            <text:p>26/08/19 12:5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6T12:58:02.117" calcext:value-type="date">
            <text:p>26/08/19 12:58</text:p>
          </table:table-cell>
          <table:table-cell office:value-type="string" calcext:value-type="string">
            <text:p>PC101523819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7T15:37:02.43" calcext:value-type="date">
            <text:p>27/08/19 15:3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7T15:37:02.43" calcext:value-type="date">
            <text:p>27/08/19 15:37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7T16:32:18.89" calcext:value-type="date">
            <text:p>27/08/19 16:3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7T16:32:18.89" calcext:value-type="date">
            <text:p>27/08/19 16:32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7T17:57:11.34" calcext:value-type="date">
            <text:p>27/08/19 17:5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10-09T15:50:02.347" calcext:value-type="date">
            <text:p>09/10/19 15:50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7T18:44:59.64" calcext:value-type="date">
            <text:p>27/08/19 18:4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7T18:44:59.64" calcext:value-type="date">
            <text:p>27/08/19 18:45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7T18:58:56.7" calcext:value-type="date">
            <text:p>27/08/19 18:5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7T18:58:56.7" calcext:value-type="date">
            <text:p>27/08/19 18:58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19-08-28" calcext:value-type="date">
            <text:p>2019-08-28</text:p>
          </table:table-cell>
          <table:table-cell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8T10:55:27.99" calcext:value-type="date">
            <text:p>28/08/19 10: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8T10:55:27.99" calcext:value-type="date">
            <text:p>28/08/19 10:55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2019-08-28" calcext:value-type="date">
            <text:p>2019-08-28</text:p>
          </table:table-cell>
          <table:table-cell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8T11:19:57.003" calcext:value-type="date">
            <text:p>28/08/19 11: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8T11:19:57.003" calcext:value-type="date">
            <text:p>28/08/19 11:19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2019-08-28" calcext:value-type="date">
            <text:p>2019-08-28</text:p>
          </table:table-cell>
          <table:table-cell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8T11:46:39.613" calcext:value-type="date">
            <text:p>28/08/19 11:4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8T11:46:39.613" calcext:value-type="date">
            <text:p>28/08/19 11:46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2019-08-28" calcext:value-type="date">
            <text:p>2019-08-28</text:p>
          </table:table-cell>
          <table:table-cell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8T12:23:06.833" calcext:value-type="date">
            <text:p>28/08/19 12:2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8T12:23:06.833" calcext:value-type="date">
            <text:p>28/08/19 12:23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19-08-28" calcext:value-type="date">
            <text:p>2019-08-28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8-28T13:10:08.54" calcext:value-type="date">
            <text:p>28/08/19 13:1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8-28T13:10:08.54" calcext:value-type="date">
            <text:p>28/08/19 13:10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2019-08-28" calcext:value-type="date">
            <text:p>2019-08-28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8-28T18:07:28.037" calcext:value-type="date">
            <text:p>28/08/19 18:0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8-28T18:07:28.037" calcext:value-type="date">
            <text:p>28/08/19 18:07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2019-08-28" calcext:value-type="date">
            <text:p>2019-08-28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8-28T18:19:24.43" calcext:value-type="date">
            <text:p>28/08/19 18: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8-28T18:19:24.43" calcext:value-type="date">
            <text:p>28/08/19 18:19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2019-08-28" calcext:value-type="date">
            <text:p>2019-08-28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8-28T18:40:23.233" calcext:value-type="date">
            <text:p>28/08/19 18:4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6T21:14:24.963" calcext:value-type="date">
            <text:p>26/09/19 21:14</text:p>
          </table:table-cell>
          <table:table-cell office:value-type="string" calcext:value-type="string">
            <text:p>PC10152382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9T09:15:06.917" calcext:value-type="date">
            <text:p>29/08/19 09:1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9T09:15:06.917" calcext:value-type="date">
            <text:p>29/08/19 09:15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9T09:49:20.563" calcext:value-type="date">
            <text:p>29/08/19 09:4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9T09:49:20.563" calcext:value-type="date">
            <text:p>29/08/19 09:49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9T09:50:10.77" calcext:value-type="date">
            <text:p>29/08/19 09:5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9T09:50:10.77" calcext:value-type="date">
            <text:p>29/08/19 09:50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8-29T12:01:54.983" calcext:value-type="date">
            <text:p>29/08/19 12: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8-29T12:01:54.983" calcext:value-type="date">
            <text:p>29/08/19 12:01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8-29T12:03:26.44" calcext:value-type="date">
            <text:p>29/08/19 12:0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8-29T12:03:26.44" calcext:value-type="date">
            <text:p>29/08/19 12:03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8-29T15:33:09.237" calcext:value-type="date">
            <text:p>29/08/19 15:3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8-29T15:33:09.237" calcext:value-type="date">
            <text:p>29/08/19 15:33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8-29T15:44:31.603" calcext:value-type="date">
            <text:p>29/08/19 15:4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8-29T15:44:31.603" calcext:value-type="date">
            <text:p>29/08/19 15:44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8-29T15:52:33.117" calcext:value-type="date">
            <text:p>29/08/19 15:5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8-29T15:52:33.117" calcext:value-type="date">
            <text:p>29/08/19 15:52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9T16:07:14.203" calcext:value-type="date">
            <text:p>29/08/19 16:0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9T16:07:14.203" calcext:value-type="date">
            <text:p>29/08/19 16:07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9-03T16:11:31.29" calcext:value-type="date">
            <text:p>03/09/19 16:1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9-03T16:11:31.29" calcext:value-type="date">
            <text:p>03/09/19 16:11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03T17:53:50.743" calcext:value-type="date">
            <text:p>03/09/19 17:5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03T17:53:50.743" calcext:value-type="date">
            <text:p>03/09/19 17:53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date" office:date-value="2019-09-05" calcext:value-type="date">
            <text:p>2019-09-05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05T16:57:38.593" calcext:value-type="date">
            <text:p>05/09/19 16:5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05T16:57:38.593" calcext:value-type="date">
            <text:p>05/09/19 16:57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date" office:date-value="2019-09-06" calcext:value-type="date">
            <text:p>2019-09-06</text:p>
          </table:table-cell>
          <table:table-cell office:value-type="string" calcext:value-type="string">
            <text:p>NULL</text:p>
          </table:table-cell>
          <table:table-cell office:value-type="float" office:value="599670" calcext:value-type="float">
            <text:p>59967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599670" calcext:value-type="float">
            <text:p>599670</text:p>
          </table:table-cell>
          <table:table-cell office:value-type="date" office:date-value="2019-09-06T11:59:43.087" calcext:value-type="date">
            <text:p>06/09/19 11:5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99670" calcext:value-type="float">
            <text:p>599670</text:p>
          </table:table-cell>
          <table:table-cell office:value-type="date" office:date-value="2019-09-06T11:59:43.087" calcext:value-type="date">
            <text:p>06/09/19 11:59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2019-09-09" calcext:value-type="date">
            <text:p>2019-09-09</text:p>
          </table:table-cell>
          <table:table-cell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9-09T16:52:15.883" calcext:value-type="date">
            <text:p>09/09/19 16:5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9-09T16:52:15.883" calcext:value-type="date">
            <text:p>09/09/19 16:52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2019-09-09" calcext:value-type="date">
            <text:p>2019-09-09</text:p>
          </table:table-cell>
          <table:table-cell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9-09T16:55:50.71" calcext:value-type="date">
            <text:p>09/09/19 16: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9-09T16:55:50.71" calcext:value-type="date">
            <text:p>09/09/19 16:55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2019-09-09" calcext:value-type="date">
            <text:p>2019-09-09</text:p>
          </table:table-cell>
          <table:table-cell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09T17:33:32.637" calcext:value-type="date">
            <text:p>09/09/19 17:3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09T17:33:32.637" calcext:value-type="date">
            <text:p>09/09/19 17:33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2019-09-10" calcext:value-type="date">
            <text:p>2019-09-10</text:p>
          </table:table-cell>
          <table:table-cell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9-10T16:44:36.42" calcext:value-type="date">
            <text:p>10/09/19 16:4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9-10T16:44:36.42" calcext:value-type="date">
            <text:p>10/09/19 16:44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date" office:date-value="2019-09-10" calcext:value-type="date">
            <text:p>2019-09-10</text:p>
          </table:table-cell>
          <table:table-cell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9-10T16:50:34.23" calcext:value-type="date">
            <text:p>10/09/19 16:5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9-10T16:50:34.23" calcext:value-type="date">
            <text:p>10/09/19 16:50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2019-09-10" calcext:value-type="date">
            <text:p>2019-09-10</text:p>
          </table:table-cell>
          <table:table-cell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9-10T17:11:25.923" calcext:value-type="date">
            <text:p>10/09/19 17:1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9-10T17:11:25.923" calcext:value-type="date">
            <text:p>10/09/19 17:11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18T09:43:21.63" calcext:value-type="date">
            <text:p>18/09/19 09:4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18T09:43:21.63" calcext:value-type="date">
            <text:p>18/09/19 09:43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18T10:44:24.653" calcext:value-type="date">
            <text:p>18/09/19 10:4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18T10:44:24.653" calcext:value-type="date">
            <text:p>18/09/19 10:44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18T11:58:52.81" calcext:value-type="date">
            <text:p>18/09/19 11:5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18T11:58:52.81" calcext:value-type="date">
            <text:p>18/09/19 11:58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18T17:50:00.08" calcext:value-type="date">
            <text:p>18/09/19 17:5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18T17:50:00.08" calcext:value-type="date">
            <text:p>18/09/19 17:50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18T18:18:11.377" calcext:value-type="date">
            <text:p>18/09/19 18:1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18T18:18:11.377" calcext:value-type="date">
            <text:p>18/09/19 18:18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19T17:55:00.597" calcext:value-type="date">
            <text:p>19/09/19 17: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19T17:55:00.597" calcext:value-type="date">
            <text:p>19/09/19 17:55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20T10:12:04.99" calcext:value-type="date">
            <text:p>20/09/19 10:1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20T10:12:04.99" calcext:value-type="date">
            <text:p>20/09/19 10:12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0T16:38:05.34" calcext:value-type="date">
            <text:p>20/09/19 16:3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0T16:38:05.34" calcext:value-type="date">
            <text:p>20/09/19 16:38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date" office:date-value="2019-09-23" calcext:value-type="date">
            <text:p>2019-09-23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3T11:06:53.69" calcext:value-type="date">
            <text:p>23/09/19 11: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3T11:06:53.69" calcext:value-type="date">
            <text:p>23/09/19 11:06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date" office:date-value="2019-09-23" calcext:value-type="date">
            <text:p>2019-09-23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3T11:06:53.693" calcext:value-type="date">
            <text:p>23/09/19 11: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3T11:06:53.693" calcext:value-type="date">
            <text:p>23/09/19 11:06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date" office:date-value="2019-09-23" calcext:value-type="date">
            <text:p>2019-09-23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3T11:06:53.693" calcext:value-type="date">
            <text:p>23/09/19 11: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3T11:06:53.693" calcext:value-type="date">
            <text:p>23/09/19 11:06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date" office:date-value="2019-09-23" calcext:value-type="date">
            <text:p>2019-09-23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3T11:06:54.223" calcext:value-type="date">
            <text:p>23/09/19 11: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3T11:06:54.223" calcext:value-type="date">
            <text:p>23/09/19 11:06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date" office:date-value="2019-09-23" calcext:value-type="date">
            <text:p>2019-09-23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3T11:06:55" calcext:value-type="date">
            <text:p>23/09/19 11: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3T11:06:55" calcext:value-type="date">
            <text:p>23/09/19 11:06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date" office:date-value="2019-09-23" calcext:value-type="date">
            <text:p>2019-09-23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3T11:06:55.003" calcext:value-type="date">
            <text:p>23/09/19 11: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3T11:06:55.003" calcext:value-type="date">
            <text:p>23/09/19 11:06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date" office:date-value="2019-09-23" calcext:value-type="date">
            <text:p>2019-09-23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3T11:06:55.007" calcext:value-type="date">
            <text:p>23/09/19 11: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3T11:06:55.007" calcext:value-type="date">
            <text:p>23/09/19 11:06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date" office:date-value="2019-09-23" calcext:value-type="date">
            <text:p>2019-09-23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3T11:06:55.01" calcext:value-type="date">
            <text:p>23/09/19 11: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3T11:06:55.01" calcext:value-type="date">
            <text:p>23/09/19 11:06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date" office:date-value="2019-09-23" calcext:value-type="date">
            <text:p>2019-09-23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3T11:06:55.047" calcext:value-type="date">
            <text:p>23/09/19 11: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3T11:06:55.047" calcext:value-type="date">
            <text:p>23/09/19 11:06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date" office:date-value="2019-09-23" calcext:value-type="date">
            <text:p>2019-09-23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3T12:30:55.52" calcext:value-type="date">
            <text:p>23/09/19 12:3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3T17:18:44.61" calcext:value-type="date">
            <text:p>23/09/19 17:18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date" office:date-value="2019-09-23" calcext:value-type="date">
            <text:p>2019-09-23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3T12:57:51.277" calcext:value-type="date">
            <text:p>23/09/19 12:5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3T12:57:51.277" calcext:value-type="date">
            <text:p>23/09/19 12:57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date" office:date-value="2019-09-23" calcext:value-type="date">
            <text:p>2019-09-23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3T17:16:30.933" calcext:value-type="date">
            <text:p>23/09/19 17: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3T17:16:30.933" calcext:value-type="date">
            <text:p>23/09/19 17:16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6T13:20:56.043" calcext:value-type="date">
            <text:p>26/09/19 13:2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6T13:20:56.043" calcext:value-type="date">
            <text:p>26/09/19 13:20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6T16:00:39.313" calcext:value-type="date">
            <text:p>26/09/19 16: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6T17:19:26.54" calcext:value-type="date">
            <text:p>26/09/19 17:19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6T16:50:51.643" calcext:value-type="date">
            <text:p>26/09/19 16:5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6T16:50:51.643" calcext:value-type="date">
            <text:p>26/09/19 16:50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6T16:55:31.64" calcext:value-type="date">
            <text:p>26/09/19 16: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6T16:56:39.203" calcext:value-type="date">
            <text:p>26/09/19 16:56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6T19:04:18.693" calcext:value-type="date">
            <text:p>26/09/19 19:0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6T20:58:54.703" calcext:value-type="date">
            <text:p>26/09/19 20:58</text:p>
          </table:table-cell>
          <table:table-cell office:value-type="string" calcext:value-type="string">
            <text:p>PC101523822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6T19:29:24.987" calcext:value-type="date">
            <text:p>26/09/19 19:2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6T19:29:24.987" calcext:value-type="date">
            <text:p>26/09/19 19:29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6T21:40:41.75" calcext:value-type="date">
            <text:p>26/09/19 21:4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6T22:23:28.94" calcext:value-type="date">
            <text:p>26/09/19 22:23</text:p>
          </table:table-cell>
          <table:table-cell office:value-type="string" calcext:value-type="string">
            <text:p>PC101523822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E</text:p>
          </table:table-cell>
          <table:table-cell office:value-type="float" office:value="910707" calcext:value-type="float">
            <text:p>910707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6T22:55:57.567" calcext:value-type="date">
            <text:p>26/09/19 22: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2T17:04:42.37" calcext:value-type="date">
            <text:p>02/10/19 17:04</text:p>
          </table:table-cell>
          <table:table-cell office:value-type="string" calcext:value-type="string">
            <text:p>PC101523822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7T09:38:22.973" calcext:value-type="date">
            <text:p>27/09/19 09:3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7T09:38:22.973" calcext:value-type="date">
            <text:p>27/09/19 09:38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27T11:22:10.877" calcext:value-type="date">
            <text:p>27/09/19 11:2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27T11:22:10.877" calcext:value-type="date">
            <text:p>27/09/19 11:22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09:46:00.177" calcext:value-type="date">
            <text:p>30/09/19 09:4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09:46:00.177" calcext:value-type="date">
            <text:p>30/09/19 09:46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09:59:25.547" calcext:value-type="date">
            <text:p>30/09/19 09:5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10-02T12:38:29.437" calcext:value-type="date">
            <text:p>02/10/19 12:38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0:01:26.1" calcext:value-type="date">
            <text:p>30/09/19 10: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0:01:26.1" calcext:value-type="date">
            <text:p>30/09/19 10:01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0:06:24.77" calcext:value-type="date">
            <text:p>30/09/19 10: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0:06:24.77" calcext:value-type="date">
            <text:p>30/09/19 10:06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0:48:05.12" calcext:value-type="date">
            <text:p>30/09/19 10:4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0:48:05.12" calcext:value-type="date">
            <text:p>30/09/19 10:48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4:13:49.063" calcext:value-type="date">
            <text:p>30/09/19 14:1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4:13:49.063" calcext:value-type="date">
            <text:p>30/09/19 14:13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5:04:08.727" calcext:value-type="date">
            <text:p>30/09/19 15:0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5:04:08.727" calcext:value-type="date">
            <text:p>30/09/19 15:04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5:23:21.653" calcext:value-type="date">
            <text:p>30/09/19 15:2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5:23:21.653" calcext:value-type="date">
            <text:p>30/09/19 15:23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10-02T17:53:31.143" calcext:value-type="date">
            <text:p>02/10/19 17:5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10-02T17:53:31.143" calcext:value-type="date">
            <text:p>02/10/19 17:53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3T15:38:36.217" calcext:value-type="date">
            <text:p>03/10/19 15:3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3T15:38:36.217" calcext:value-type="date">
            <text:p>03/10/19 15:38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3T17:39:28.127" calcext:value-type="date">
            <text:p>03/10/19 17:3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3T17:53:02.593" calcext:value-type="date">
            <text:p>03/10/19 17:53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3T18:44:29.783" calcext:value-type="date">
            <text:p>03/10/19 18:4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3T18:44:29.783" calcext:value-type="date">
            <text:p>03/10/19 18:44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4T09:57:53.81" calcext:value-type="date">
            <text:p>04/10/19 09:5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4T09:57:53.81" calcext:value-type="date">
            <text:p>04/10/19 09:57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7T10:02:43.827" calcext:value-type="date">
            <text:p>07/10/19 10: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7T10:02:43.827" calcext:value-type="date">
            <text:p>07/10/19 10:02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7T11:12:46.253" calcext:value-type="date">
            <text:p>07/10/19 11:1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7T12:13:27.78" calcext:value-type="date">
            <text:p>07/10/19 12:13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7T11:23:06.123" calcext:value-type="date">
            <text:p>07/10/19 11:2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7T11:25:57.163" calcext:value-type="date">
            <text:p>07/10/19 11:25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9T11:56:17.59" calcext:value-type="date">
            <text:p>09/10/19 11:5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9T11:56:17.59" calcext:value-type="date">
            <text:p>09/10/19 11:56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9T11:58:33.7" calcext:value-type="date">
            <text:p>09/10/19 11:5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9T11:58:33.7" calcext:value-type="date">
            <text:p>09/10/19 11:58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9T11:59:19.3" calcext:value-type="date">
            <text:p>09/10/19 11:5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9T11:59:19.3" calcext:value-type="date">
            <text:p>09/10/19 11:59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9T12:00:03.773" calcext:value-type="date">
            <text:p>09/10/19 12: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9T12:00:03.773" calcext:value-type="date">
            <text:p>09/10/19 12:00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9T16:24:07.31" calcext:value-type="date">
            <text:p>09/10/19 16:2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9T16:24:07.31" calcext:value-type="date">
            <text:p>09/10/19 16:24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9T16:41:14.13" calcext:value-type="date">
            <text:p>09/10/19 16:4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9T16:41:14.13" calcext:value-type="date">
            <text:p>09/10/19 16:41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9T16:45:33.62" calcext:value-type="date">
            <text:p>09/10/19 16:4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9T16:45:33.62" calcext:value-type="date">
            <text:p>09/10/19 16:45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9T17:23:09.173" calcext:value-type="date">
            <text:p>09/10/19 17:2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9T17:23:09.173" calcext:value-type="date">
            <text:p>09/10/19 17:23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11T15:45:58.673" calcext:value-type="date">
            <text:p>11/10/19 15:4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11T15:45:58.673" calcext:value-type="date">
            <text:p>11/10/19 15:45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11T16:57:13.89" calcext:value-type="date">
            <text:p>11/10/19 16:5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11T16:57:13.89" calcext:value-type="date">
            <text:p>11/10/19 16:57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NULL</text:p>
          </table:table-cell>
          <table:table-cell office:value-type="float" office:value="666335" calcext:value-type="float">
            <text:p>66633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666335" calcext:value-type="float">
            <text:p>666335</text:p>
          </table:table-cell>
          <table:table-cell office:value-type="date" office:date-value="2019-10-16T11:12:21.52" calcext:value-type="date">
            <text:p>16/10/19 11:1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66335" calcext:value-type="float">
            <text:p>666335</text:p>
          </table:table-cell>
          <table:table-cell office:value-type="date" office:date-value="2019-10-16T11:12:21.52" calcext:value-type="date">
            <text:p>16/10/19 11:12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16T12:17:04.83" calcext:value-type="date">
            <text:p>16/10/19 12:1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16T12:26:05.933" calcext:value-type="date">
            <text:p>16/10/19 12:26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16T13:19:39.3" calcext:value-type="date">
            <text:p>16/10/19 13: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16T13:19:39.3" calcext:value-type="date">
            <text:p>16/10/19 13:19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16T15:16:48.693" calcext:value-type="date">
            <text:p>16/10/19 15: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16T15:16:48.693" calcext:value-type="date">
            <text:p>16/10/19 15:16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NULL</text:p>
          </table:table-cell>
          <table:table-cell office:value-type="float" office:value="2087374" calcext:value-type="float">
            <text:p>208737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087374" calcext:value-type="float">
            <text:p>2087374</text:p>
          </table:table-cell>
          <table:table-cell office:value-type="date" office:date-value="2019-10-18T11:08:44.57" calcext:value-type="date">
            <text:p>18/10/19 11:0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87374" calcext:value-type="float">
            <text:p>2087374</text:p>
          </table:table-cell>
          <table:table-cell office:value-type="date" office:date-value="2019-10-18T11:08:44.57" calcext:value-type="date">
            <text:p>18/10/19 11:08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NULL</text:p>
          </table:table-cell>
          <table:table-cell office:value-type="float" office:value="2087374" calcext:value-type="float">
            <text:p>208737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087374" calcext:value-type="float">
            <text:p>2087374</text:p>
          </table:table-cell>
          <table:table-cell office:value-type="date" office:date-value="2019-10-18T11:13:25.26" calcext:value-type="date">
            <text:p>18/10/19 11:1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87374" calcext:value-type="float">
            <text:p>2087374</text:p>
          </table:table-cell>
          <table:table-cell office:value-type="date" office:date-value="2019-10-18T11:13:25.26" calcext:value-type="date">
            <text:p>18/10/19 11:13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18T12:12:57.2" calcext:value-type="date">
            <text:p>18/10/19 12:1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18T12:12:57.2" calcext:value-type="date">
            <text:p>18/10/19 12:12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18T12:14:43.893" calcext:value-type="date">
            <text:p>18/10/19 12:1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18T12:14:43.893" calcext:value-type="date">
            <text:p>18/10/19 12:14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18T12:43:58.34" calcext:value-type="date">
            <text:p>18/10/19 12:4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18T12:43:58.34" calcext:value-type="date">
            <text:p>18/10/19 12:43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18T15:42:54.027" calcext:value-type="date">
            <text:p>18/10/19 15:4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18T15:42:54.027" calcext:value-type="date">
            <text:p>18/10/19 15:42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E</text:p>
          </table:table-cell>
          <table:table-cell office:value-type="float" office:value="650033" calcext:value-type="float">
            <text:p>650033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21T10:31:23.203" calcext:value-type="date">
            <text:p>21/10/19 10:3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21T10:31:23.203" calcext:value-type="date">
            <text:p>21/10/19 10:31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21T11:23:39.613" calcext:value-type="date">
            <text:p>21/10/19 11:2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21T11:23:39.613" calcext:value-type="date">
            <text:p>21/10/19 11:23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21T11:26:55.927" calcext:value-type="date">
            <text:p>21/10/19 11:2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21T11:26:55.927" calcext:value-type="date">
            <text:p>21/10/19 11:26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10-21T13:10:21.003" calcext:value-type="date">
            <text:p>21/10/19 13:1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10-21T13:10:21.003" calcext:value-type="date">
            <text:p>21/10/19 13:10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10-21T15:45:56.14" calcext:value-type="date">
            <text:p>21/10/19 15:4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10-21T15:45:56.14" calcext:value-type="date">
            <text:p>21/10/19 15:45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10-21T15:55:33.493" calcext:value-type="date">
            <text:p>21/10/19 15: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10-21T15:55:33.493" calcext:value-type="date">
            <text:p>21/10/19 15:55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10-21T16:06:52.843" calcext:value-type="date">
            <text:p>21/10/19 16: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10-21T16:06:52.843" calcext:value-type="date">
            <text:p>21/10/19 16:06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10-21T16:16:52.843" calcext:value-type="date">
            <text:p>21/10/19 16: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10-21T16:16:52.843" calcext:value-type="date">
            <text:p>21/10/19 16:16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10-21T16:25:00.23" calcext:value-type="date">
            <text:p>21/10/19 16:2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10-21T16:25:00.23" calcext:value-type="date">
            <text:p>21/10/19 16:25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10-21T16:40:26.24" calcext:value-type="date">
            <text:p>21/10/19 16:4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10-21T16:40:26.24" calcext:value-type="date">
            <text:p>21/10/19 16:40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NULL</text:p>
          </table:table-cell>
          <table:table-cell office:value-type="float" office:value="2087374" calcext:value-type="float">
            <text:p>208737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087374" calcext:value-type="float">
            <text:p>2087374</text:p>
          </table:table-cell>
          <table:table-cell office:value-type="date" office:date-value="2019-10-22T11:25:23.46" calcext:value-type="date">
            <text:p>22/10/19 11:2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87374" calcext:value-type="float">
            <text:p>2087374</text:p>
          </table:table-cell>
          <table:table-cell office:value-type="date" office:date-value="2019-10-22T11:25:23.46" calcext:value-type="date">
            <text:p>22/10/19 11:25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10-23T10:10:11.293" calcext:value-type="date">
            <text:p>23/10/19 10:1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10-23T10:10:11.293" calcext:value-type="date">
            <text:p>23/10/19 10:10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10-23T10:39:20.71" calcext:value-type="date">
            <text:p>23/10/19 10:3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10-23T10:39:20.71" calcext:value-type="date">
            <text:p>23/10/19 10:39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10-23T12:43:46.433" calcext:value-type="date">
            <text:p>23/10/19 12:4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10-23T12:43:46.433" calcext:value-type="date">
            <text:p>23/10/19 12:43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24T16:33:11.71" calcext:value-type="date">
            <text:p>24/10/19 16:3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24T16:33:11.71" calcext:value-type="date">
            <text:p>24/10/19 16:33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NULL</text:p>
          </table:table-cell>
          <table:table-cell office:value-type="float" office:value="2087374" calcext:value-type="float">
            <text:p>208737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087374" calcext:value-type="float">
            <text:p>2087374</text:p>
          </table:table-cell>
          <table:table-cell office:value-type="date" office:date-value="2019-10-24T17:55:52.563" calcext:value-type="date">
            <text:p>24/10/19 17: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87374" calcext:value-type="float">
            <text:p>2087374</text:p>
          </table:table-cell>
          <table:table-cell office:value-type="date" office:date-value="2019-10-24T17:55:52.563" calcext:value-type="date">
            <text:p>24/10/19 17:55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24T19:21:08.463" calcext:value-type="date">
            <text:p>24/10/19 19:2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24T19:21:08.463" calcext:value-type="date">
            <text:p>24/10/19 19:21</text:p>
          </table:table-cell>
          <table:table-cell office:value-type="string" calcext:value-type="string">
            <text:p>PC101523822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24T19:23:11.937" calcext:value-type="date">
            <text:p>24/10/19 19:2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24T19:23:11.937" calcext:value-type="date">
            <text:p>24/10/19 19:23</text:p>
          </table:table-cell>
          <table:table-cell office:value-type="string" calcext:value-type="string">
            <text:p>PC101523822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E</text:p>
          </table:table-cell>
          <table:table-cell office:value-type="float" office:value="666660" calcext:value-type="float">
            <text:p>666660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25T11:31:31.687" calcext:value-type="date">
            <text:p>25/10/19 11:3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25T11:56:51.107" calcext:value-type="date">
            <text:p>25/10/19 11:56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NULL</text:p>
          </table:table-cell>
          <table:table-cell office:value-type="float" office:value="2087374" calcext:value-type="float">
            <text:p>208737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087374" calcext:value-type="float">
            <text:p>2087374</text:p>
          </table:table-cell>
          <table:table-cell office:value-type="date" office:date-value="2019-10-28T17:02:11.097" calcext:value-type="date">
            <text:p>28/10/19 17: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87374" calcext:value-type="float">
            <text:p>2087374</text:p>
          </table:table-cell>
          <table:table-cell office:value-type="date" office:date-value="2019-10-28T17:02:11.097" calcext:value-type="date">
            <text:p>28/10/19 17:02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NULL</text:p>
          </table:table-cell>
          <table:table-cell office:value-type="float" office:value="599670" calcext:value-type="float">
            <text:p>59967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599670" calcext:value-type="float">
            <text:p>599670</text:p>
          </table:table-cell>
          <table:table-cell office:value-type="date" office:date-value="2019-10-28T17:06:23.64" calcext:value-type="date">
            <text:p>28/10/19 17: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99670" calcext:value-type="float">
            <text:p>599670</text:p>
          </table:table-cell>
          <table:table-cell office:value-type="date" office:date-value="2019-10-28T17:06:23.64" calcext:value-type="date">
            <text:p>28/10/19 17:06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E</text:p>
          </table:table-cell>
          <table:table-cell office:value-type="float" office:value="656654" calcext:value-type="float">
            <text:p>656654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28T17:39:29.563" calcext:value-type="date">
            <text:p>28/10/19 17:3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28T17:49:07.61" calcext:value-type="date">
            <text:p>28/10/19 17:49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NULL</text:p>
          </table:table-cell>
          <table:table-cell office:value-type="float" office:value="599670" calcext:value-type="float">
            <text:p>59967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599670" calcext:value-type="float">
            <text:p>599670</text:p>
          </table:table-cell>
          <table:table-cell office:value-type="date" office:date-value="2019-10-29T14:36:15.13" calcext:value-type="date">
            <text:p>29/10/19 14:3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99670" calcext:value-type="float">
            <text:p>599670</text:p>
          </table:table-cell>
          <table:table-cell office:value-type="date" office:date-value="2019-10-29T14:36:15.13" calcext:value-type="date">
            <text:p>29/10/19 14:36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NULL</text:p>
          </table:table-cell>
          <table:table-cell office:value-type="float" office:value="599670" calcext:value-type="float">
            <text:p>59967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599670" calcext:value-type="float">
            <text:p>599670</text:p>
          </table:table-cell>
          <table:table-cell office:value-type="date" office:date-value="2019-10-29T14:44:28.15" calcext:value-type="date">
            <text:p>29/10/19 14:4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99670" calcext:value-type="float">
            <text:p>599670</text:p>
          </table:table-cell>
          <table:table-cell office:value-type="date" office:date-value="2019-10-29T14:44:28.15" calcext:value-type="date">
            <text:p>29/10/19 14:44</text:p>
          </table:table-cell>
          <table:table-cell office:value-type="string" calcext:value-type="string">
            <text:p>MTYWEBDEV01</text:p>
          </table:table-cell>
        </table:table-row>
      </table:table>
      <table:table table:name="CatEmpleadosSolicitudes" table:style-name="ta1">
        <table:table-column table:style-name="co1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ce2"/>
        <table:table-column table:style-name="co15" table:default-cell-style-name="Default"/>
        <table:table-row table:style-name="ro1">
          <table:table-cell office:value-type="string" calcext:value-type="string">
            <text:p>FolioSolicitud</text:p>
          </table:table-cell>
          <table:table-cell office:value-type="string" calcext:value-type="string">
            <text:p>Empleado_Ident</text:p>
          </table:table-cell>
          <table:table-cell office:value-type="string" calcext:value-type="string">
            <text:p>ConceptoId</text:p>
          </table:table-cell>
          <table:table-cell office:value-type="string" calcext:value-type="string">
            <text:p>ParametroConceptoMonto</text:p>
          </table:table-cell>
          <table:table-cell office:value-type="string" calcext:value-type="string">
            <text:p>MotivosSolicitudId</text:p>
          </table:table-cell>
          <table:table-cell office:value-type="string" calcext:value-type="string">
            <text:p>EstatusSolicitudI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reatedBy</text:p>
          </table:table-cell>
          <table:table-cell table:style-name="Default" office:value-type="string" calcext:value-type="string">
            <text:p>CreatedDate</text:p>
          </table:table-cell>
          <table:table-cell office:value-type="string" calcext:value-type="string">
            <text:p>DeactivatedBy</text:p>
          </table:table-cell>
          <table:table-cell office:value-type="string" calcext:value-type="string">
            <text:p>DeactivatedDate</text:p>
          </table:table-cell>
          <table:table-cell office:value-type="string" calcext:value-type="string">
            <text:p>LastModifiedBy</text:p>
          </table:table-cell>
          <table:table-cell table:style-name="Default" office:value-type="string" calcext:value-type="string">
            <text:p>LastModifiedDate</text:p>
          </table:table-cell>
          <table:table-cell office:value-type="string" calcext:value-type="string">
            <text:p>LastModifiedFromPCNam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86750" calcext:value-type="float">
            <text:p>68675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0" calcext:value-type="float">
            <text:p>0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7-31T17:55:28.08" calcext:value-type="date">
            <text:p>31/07/19 17: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7-31T18:36:49.39" calcext:value-type="date">
            <text:p>31/07/19 18:36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86750" calcext:value-type="float">
            <text:p>68675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7-31T17:56:37.857" calcext:value-type="date">
            <text:p>31/07/19 17:5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7-31T17:57:02.36" calcext:value-type="date">
            <text:p>31/07/19 17:57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75012" calcext:value-type="float">
            <text:p>11750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7-31T18:02:12.013" calcext:value-type="date">
            <text:p>31/07/19 18: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7-31T18:02:12.013" calcext:value-type="date">
            <text:p>31/07/19 18:02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68943" calcext:value-type="float">
            <text:p>176894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7-31T18:03:01.15" calcext:value-type="date">
            <text:p>31/07/19 18:0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7-31T20:07:16.527" calcext:value-type="date">
            <text:p>31/07/19 20:07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68943" calcext:value-type="float">
            <text:p>1768943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7-31T19:17:28.473" calcext:value-type="date">
            <text:p>31/07/19 19:1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7-31T19:58:41.577" calcext:value-type="date">
            <text:p>31/07/19 19:58</text:p>
          </table:table-cell>
          <table:table-cell office:value-type="string" calcext:value-type="string">
            <text:p>PC10152382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61508" calcext:value-type="float">
            <text:p>266150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7-31T18:11:53.283" calcext:value-type="date">
            <text:p>31/07/19 18:1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7-31T18:11:53.283" calcext:value-type="date">
            <text:p>31/07/19 18:11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56676" calcext:value-type="float">
            <text:p>295667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7-31T18:12:43.673" calcext:value-type="date">
            <text:p>31/07/19 18:1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7-31T18:13:01.63" calcext:value-type="date">
            <text:p>31/07/19 18:13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86750" calcext:value-type="float">
            <text:p>686750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01T07:35:31.76" calcext:value-type="date">
            <text:p>01/08/19 07:3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01T07:35:31.76" calcext:value-type="date">
            <text:p>01/08/19 07:35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75012" calcext:value-type="float">
            <text:p>117501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01T07:34:22.27" calcext:value-type="date">
            <text:p>01/08/19 07:3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01T07:34:22.27" calcext:value-type="date">
            <text:p>01/08/19 07:34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68943" calcext:value-type="float">
            <text:p>1768943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01T07:35:15.467" calcext:value-type="date">
            <text:p>01/08/19 07:3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01T07:35:15.467" calcext:value-type="date">
            <text:p>01/08/19 07:35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86750" calcext:value-type="float">
            <text:p>68675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8-01T07:38:02.44" calcext:value-type="date">
            <text:p>01/08/19 07:3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8-01T07:38:02.44" calcext:value-type="date">
            <text:p>01/08/19 07:38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61508" calcext:value-type="float">
            <text:p>2661508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8-01T07:38:44.987" calcext:value-type="date">
            <text:p>01/08/19 07:3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8-01T07:38:44.987" calcext:value-type="date">
            <text:p>01/08/19 07:38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56676" calcext:value-type="float">
            <text:p>2956676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8-01T07:38:26.32" calcext:value-type="date">
            <text:p>01/08/19 07:3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8-01T07:38:26.32" calcext:value-type="date">
            <text:p>01/08/19 07:38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99332" calcext:value-type="float">
            <text:p>319933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8-01T08:53:52.4" calcext:value-type="date">
            <text:p>01/08/19 08:5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8-01T08:53:52.4" calcext:value-type="date">
            <text:p>01/08/19 08:53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42199" calcext:value-type="float">
            <text:p>3242199</text:p>
          </table:table-cell>
          <table:table-cell office:value-type="float" office:value="10" calcext:value-type="float">
            <text:p>10</text:p>
          </table:table-cell>
          <table:table-cell office:value-type="float" office:value="1971" calcext:value-type="float">
            <text:p>19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8-01T09:03:57.067" calcext:value-type="date">
            <text:p>01/08/19 09:0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8-08T16:32:04.693" calcext:value-type="date">
            <text:p>08/08/19 16:32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04677" calcext:value-type="float">
            <text:p>1804677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07T16:53:00.707" calcext:value-type="date">
            <text:p>07/08/19 16:5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07T16:53:00.707" calcext:value-type="date">
            <text:p>07/08/19 16:53</text:p>
          </table:table-cell>
          <table:table-cell office:value-type="string" calcext:value-type="string">
            <text:p>PC10152382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13744" calcext:value-type="float">
            <text:p>3113744</text:p>
          </table:table-cell>
          <table:table-cell office:value-type="float" office:value="44" calcext:value-type="float">
            <text:p>44</text:p>
          </table:table-cell>
          <table:table-cell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07T16:46:22.873" calcext:value-type="date">
            <text:p>07/08/19 16:4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07T16:46:22.873" calcext:value-type="date">
            <text:p>07/08/19 16:46</text:p>
          </table:table-cell>
          <table:table-cell office:value-type="string" calcext:value-type="string">
            <text:p>PC10152382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60115" calcext:value-type="float">
            <text:p>3160115</text:p>
          </table:table-cell>
          <table:table-cell office:value-type="float" office:value="44" calcext:value-type="float">
            <text:p>44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07T16:34:54.59" calcext:value-type="date">
            <text:p>07/08/19 16:3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07T16:34:54.59" calcext:value-type="date">
            <text:p>07/08/19 16:34</text:p>
          </table:table-cell>
          <table:table-cell office:value-type="string" calcext:value-type="string">
            <text:p>PC10152382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35579" calcext:value-type="float">
            <text:p>3235579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07T16:39:22.833" calcext:value-type="date">
            <text:p>07/08/19 16:3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07T16:39:22.833" calcext:value-type="date">
            <text:p>07/08/19 16:39</text:p>
          </table:table-cell>
          <table:table-cell office:value-type="string" calcext:value-type="string">
            <text:p>PC10152382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04677" calcext:value-type="float">
            <text:p>1804677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07T17:07:14.257" calcext:value-type="date">
            <text:p>07/08/19 17:0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07T17:07:14.257" calcext:value-type="date">
            <text:p>07/08/19 17:07</text:p>
          </table:table-cell>
          <table:table-cell office:value-type="string" calcext:value-type="string">
            <text:p>PC10152382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56675" calcext:value-type="float">
            <text:p>2956675</text:p>
          </table:table-cell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07T17:03:19.767" calcext:value-type="date">
            <text:p>07/08/19 17:0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2T20:21:31.9" calcext:value-type="date">
            <text:p>12/08/19 20:21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49173" calcext:value-type="float">
            <text:p>274917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599670" calcext:value-type="float">
            <text:p>599670</text:p>
          </table:table-cell>
          <table:table-cell office:value-type="date" office:date-value="2019-08-07T18:58:42.017" calcext:value-type="date">
            <text:p>07/08/19 18:5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99670" calcext:value-type="float">
            <text:p>599670</text:p>
          </table:table-cell>
          <table:table-cell office:value-type="date" office:date-value="2019-08-07T18:58:42.017" calcext:value-type="date">
            <text:p>07/08/19 18:58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69120" calcext:value-type="float">
            <text:p>336912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599670" calcext:value-type="float">
            <text:p>599670</text:p>
          </table:table-cell>
          <table:table-cell office:value-type="date" office:date-value="2019-08-07T18:59:07.283" calcext:value-type="date">
            <text:p>07/08/19 18:5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99670" calcext:value-type="float">
            <text:p>599670</text:p>
          </table:table-cell>
          <table:table-cell office:value-type="date" office:date-value="2019-08-07T18:59:07.283" calcext:value-type="date">
            <text:p>07/08/19 18:59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49173" calcext:value-type="float">
            <text:p>274917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599670" calcext:value-type="float">
            <text:p>599670</text:p>
          </table:table-cell>
          <table:table-cell office:value-type="date" office:date-value="2019-08-08T10:44:44.09" calcext:value-type="date">
            <text:p>08/08/19 10:4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99670" calcext:value-type="float">
            <text:p>599670</text:p>
          </table:table-cell>
          <table:table-cell office:value-type="date" office:date-value="2019-08-08T16:44:32.25" calcext:value-type="date">
            <text:p>08/08/19 16:44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45723" calcext:value-type="float">
            <text:p>3245723</text:p>
          </table:table-cell>
          <table:table-cell office:value-type="float" office:value="44" calcext:value-type="float">
            <text:p>44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599670" calcext:value-type="float">
            <text:p>599670</text:p>
          </table:table-cell>
          <table:table-cell office:value-type="date" office:date-value="2019-08-08T10:42:24.463" calcext:value-type="date">
            <text:p>08/08/19 10:4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99670" calcext:value-type="float">
            <text:p>599670</text:p>
          </table:table-cell>
          <table:table-cell office:value-type="date" office:date-value="2019-08-08T16:01:49.223" calcext:value-type="date">
            <text:p>08/08/19 16:01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75012" calcext:value-type="float">
            <text:p>1175012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8-08T12:04:16.667" calcext:value-type="date">
            <text:p>08/08/19 12:0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8-08T15:24:00.04" calcext:value-type="date">
            <text:p>08/08/19 15:24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68943" calcext:value-type="float">
            <text:p>176894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8-08T12:07:27.567" calcext:value-type="date">
            <text:p>08/08/19 12:0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8-08T12:07:27.567" calcext:value-type="date">
            <text:p>08/08/19 12:07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61508" calcext:value-type="float">
            <text:p>2661508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8-08T12:10:21.557" calcext:value-type="date">
            <text:p>08/08/19 12:1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8-08T12:10:21.557" calcext:value-type="date">
            <text:p>08/08/19 12:10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56676" calcext:value-type="float">
            <text:p>2956676</text:p>
          </table:table-cell>
          <table:table-cell office:value-type="float" office:value="44" calcext:value-type="float">
            <text:p>44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8-08T15:13:50.22" calcext:value-type="date">
            <text:p>08/08/19 15:1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8-08T15:13:50.22" calcext:value-type="date">
            <text:p>08/08/19 15:13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35579" calcext:value-type="float">
            <text:p>323557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599670" calcext:value-type="float">
            <text:p>599670</text:p>
          </table:table-cell>
          <table:table-cell office:value-type="date" office:date-value="2019-08-08T18:02:03.98" calcext:value-type="date">
            <text:p>08/08/19 18: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99670" calcext:value-type="float">
            <text:p>599670</text:p>
          </table:table-cell>
          <table:table-cell office:value-type="date" office:date-value="2019-08-12T20:20:40.593" calcext:value-type="date">
            <text:p>12/08/19 20:20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75012" calcext:value-type="float">
            <text:p>1175012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8-09T09:22:56.927" calcext:value-type="date">
            <text:p>09/08/19 09:2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8-12T20:03:23.247" calcext:value-type="date">
            <text:p>12/08/19 20:03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34897" calcext:value-type="float">
            <text:p>303489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8-12T17:30:08.053" calcext:value-type="date">
            <text:p>12/08/19 17:3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8-12T17:30:08.053" calcext:value-type="date">
            <text:p>12/08/19 17:30</text:p>
          </table:table-cell>
          <table:table-cell office:value-type="string" calcext:value-type="string">
            <text:p>PC10152382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34897" calcext:value-type="float">
            <text:p>3034897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8-12T17:59:21.667" calcext:value-type="date">
            <text:p>12/08/19 17:5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8-12T17:59:21.667" calcext:value-type="date">
            <text:p>12/08/19 17:59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35579" calcext:value-type="float">
            <text:p>3235579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8-12T17:41:28.153" calcext:value-type="date">
            <text:p>12/08/19 17:4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8-12T17:41:28.153" calcext:value-type="date">
            <text:p>12/08/19 17:41</text:p>
          </table:table-cell>
          <table:table-cell office:value-type="string" calcext:value-type="string">
            <text:p>PC10152382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08548" calcext:value-type="float">
            <text:p>320854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8-09T17:32:29.5" calcext:value-type="date">
            <text:p>09/08/19 17:3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8-09T20:47:25.62" calcext:value-type="date">
            <text:p>09/08/19 20:47</text:p>
          </table:table-cell>
          <table:table-cell office:value-type="string" calcext:value-type="string">
            <text:p>PC10152382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33999" calcext:value-type="float">
            <text:p>3333999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8-09T17:31:37.4" calcext:value-type="date">
            <text:p>09/08/19 17:3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8-09T17:31:37.4" calcext:value-type="date">
            <text:p>09/08/19 17:31</text:p>
          </table:table-cell>
          <table:table-cell office:value-type="string" calcext:value-type="string">
            <text:p>PC10152382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08541" calcext:value-type="float">
            <text:p>3208541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8-09T17:34:19.87" calcext:value-type="date">
            <text:p>09/08/19 17:3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8-09T17:34:19.87" calcext:value-type="date">
            <text:p>09/08/19 17:34</text:p>
          </table:table-cell>
          <table:table-cell office:value-type="string" calcext:value-type="string">
            <text:p>PC10152382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96962" calcext:value-type="float">
            <text:p>179696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0" calcext:value-type="float">
            <text:p>0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2T18:25:29.867" calcext:value-type="date">
            <text:p>12/08/19 18:2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2T18:38:42.01" calcext:value-type="date">
            <text:p>12/08/19 18:38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96962" calcext:value-type="float">
            <text:p>1796962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2T18:31:51.867" calcext:value-type="date">
            <text:p>12/08/19 18:3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2T18:31:51.867" calcext:value-type="date">
            <text:p>12/08/19 18:31</text:p>
          </table:table-cell>
          <table:table-cell office:value-type="string" calcext:value-type="string">
            <text:p>PC10152382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64012" calcext:value-type="float">
            <text:p>2964012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2T18:34:57.823" calcext:value-type="date">
            <text:p>12/08/19 18:3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2T18:35:27.593" calcext:value-type="date">
            <text:p>12/08/19 18:35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60115" calcext:value-type="float">
            <text:p>316011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2T18:34:13.053" calcext:value-type="date">
            <text:p>12/08/19 18:3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2T18:34:13.053" calcext:value-type="date">
            <text:p>12/08/19 18:34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08548" calcext:value-type="float">
            <text:p>3208548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2T18:33:33.81" calcext:value-type="date">
            <text:p>12/08/19 18:3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2T18:33:33.81" calcext:value-type="date">
            <text:p>12/08/19 18:33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08548" calcext:value-type="float">
            <text:p>3208548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2T18:39:00.093" calcext:value-type="date">
            <text:p>12/08/19 18:3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2T18:52:48" calcext:value-type="date">
            <text:p>12/08/19 18:52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29776" calcext:value-type="float">
            <text:p>2429776</text:p>
          </table:table-cell>
          <table:table-cell office:value-type="float" office:value="16" calcext:value-type="float">
            <text:p>16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</text:p>
          </table:table-cell>
          <table:table-cell office:value-type="float" office:value="1" calcext:value-type="float">
            <text:p>1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8-12T20:53:08.427" calcext:value-type="date">
            <text:p>12/08/19 20:5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8-12T20:53:08.427" calcext:value-type="date">
            <text:p>12/08/19 20:53</text:p>
          </table:table-cell>
          <table:table-cell office:value-type="string" calcext:value-type="string">
            <text:p>PC10152382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34897" calcext:value-type="float">
            <text:p>3034897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B</text:p>
          </table:table-cell>
          <table:table-cell office:value-type="float" office:value="1" calcext:value-type="float">
            <text:p>1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8-13T16:05:49.74" calcext:value-type="date">
            <text:p>13/08/19 16:0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8-13T16:06:09.55" calcext:value-type="date">
            <text:p>13/08/19 16:06</text:p>
          </table:table-cell>
          <table:table-cell office:value-type="string" calcext:value-type="string">
            <text:p>PC10152382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333999" calcext:value-type="float">
            <text:p>3333999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</text:p>
          </table:table-cell>
          <table:table-cell office:value-type="float" office:value="1" calcext:value-type="float">
            <text:p>1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8-12T20:53:46.137" calcext:value-type="date">
            <text:p>12/08/19 20:5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8-13T11:54:57.613" calcext:value-type="date">
            <text:p>13/08/19 11:54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333999" calcext:value-type="float">
            <text:p>3333999</text:p>
          </table:table-cell>
          <table:table-cell office:value-type="float" office:value="44" calcext:value-type="float">
            <text:p>44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</text:p>
          </table:table-cell>
          <table:table-cell office:value-type="float" office:value="1" calcext:value-type="float">
            <text:p>1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8-12T20:40:15.2" calcext:value-type="date">
            <text:p>12/08/19 20:4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8-13T12:01:04.157" calcext:value-type="date">
            <text:p>13/08/19 12:01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96962" calcext:value-type="float">
            <text:p>1796962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3T07:50:47.51" calcext:value-type="date">
            <text:p>13/08/19 07:5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3T08:18:20.993" calcext:value-type="date">
            <text:p>13/08/19 08:18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64012" calcext:value-type="float">
            <text:p>2964012</text:p>
          </table:table-cell>
          <table:table-cell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3T07:51:53.637" calcext:value-type="date">
            <text:p>13/08/19 07:5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3T07:54:21.163" calcext:value-type="date">
            <text:p>13/08/19 07:54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60115" calcext:value-type="float">
            <text:p>3160115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3T07:51:10.833" calcext:value-type="date">
            <text:p>13/08/19 07:5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3T11:16:58.25" calcext:value-type="date">
            <text:p>13/08/19 11:16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08548" calcext:value-type="float">
            <text:p>3208548</text:p>
          </table:table-cell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3T07:51:32.32" calcext:value-type="date">
            <text:p>13/08/19 07:5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3T11:21:22.077" calcext:value-type="date">
            <text:p>13/08/19 11:21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35579" calcext:value-type="float">
            <text:p>3235579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3T07:55:34.59" calcext:value-type="date">
            <text:p>13/08/19 07: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3T08:00:45.877" calcext:value-type="date">
            <text:p>13/08/19 08:00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333999" calcext:value-type="float">
            <text:p>3333999</text:p>
          </table:table-cell>
          <table:table-cell office:value-type="float" office:value="5" calcext:value-type="float">
            <text:p>5</text:p>
          </table:table-cell>
          <table:table-cell office:value-type="float" office:value="777" calcext:value-type="float">
            <text:p>7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3T08:05:33.873" calcext:value-type="date">
            <text:p>13/08/19 08:0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3T08:18:50.807" calcext:value-type="date">
            <text:p>13/08/19 08:18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426814" calcext:value-type="float">
            <text:p>3426814</text:p>
          </table:table-cell>
          <table:table-cell office:value-type="float" office:value="2" calcext:value-type="float">
            <text:p>2</text:p>
          </table:table-cell>
          <table:table-cell office:value-type="float" office:value="666" calcext:value-type="float">
            <text:p>6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3T08:04:32.277" calcext:value-type="date">
            <text:p>13/08/19 08:0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3T11:26:47.73" calcext:value-type="date">
            <text:p>13/08/19 11:26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96962" calcext:value-type="float">
            <text:p>1796962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3T08:32:47.327" calcext:value-type="date">
            <text:p>13/08/19 08:3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3T08:39:17.56" calcext:value-type="date">
            <text:p>13/08/19 08:39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96962" calcext:value-type="float">
            <text:p>1796962</text:p>
          </table:table-cell>
          <table:table-cell office:value-type="float" office:value="2" calcext:value-type="float">
            <text:p>2</text:p>
          </table:table-cell>
          <table:table-cell office:value-type="float" office:value="445" calcext:value-type="float">
            <text:p>4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3T08:34:33.403" calcext:value-type="date">
            <text:p>13/08/19 08:3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3T08:57:03.88" calcext:value-type="date">
            <text:p>13/08/19 08:57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96962" calcext:value-type="float">
            <text:p>1796962</text:p>
          </table:table-cell>
          <table:table-cell office:value-type="float" office:value="44" calcext:value-type="float">
            <text:p>4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3T08:33:01.577" calcext:value-type="date">
            <text:p>13/08/19 08:3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3T08:33:01.577" calcext:value-type="date">
            <text:p>13/08/19 08:33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160115" calcext:value-type="float">
            <text:p>3160115</text:p>
          </table:table-cell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3T08:33:32.26" calcext:value-type="date">
            <text:p>13/08/19 08:3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3T08:41:12.64" calcext:value-type="date">
            <text:p>13/08/19 08:41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96962" calcext:value-type="float">
            <text:p>179696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3T12:52:50.32" calcext:value-type="date">
            <text:p>13/08/19 12:5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3T13:07:16.04" calcext:value-type="date">
            <text:p>13/08/19 13:07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60115" calcext:value-type="float">
            <text:p>3160115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3T12:53:09.037" calcext:value-type="date">
            <text:p>13/08/19 12:5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3T13:07:28.483" calcext:value-type="date">
            <text:p>13/08/19 13:07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08548" calcext:value-type="float">
            <text:p>3208548</text:p>
          </table:table-cell>
          <table:table-cell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3T12:53:27.96" calcext:value-type="date">
            <text:p>13/08/19 12:5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3T12:58:33.69" calcext:value-type="date">
            <text:p>13/08/19 12:58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08548" calcext:value-type="float">
            <text:p>3208548</text:p>
          </table:table-cell>
          <table:table-cell office:value-type="float" office:value="44" calcext:value-type="float">
            <text:p>44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3T12:53:49.12" calcext:value-type="date">
            <text:p>13/08/19 12:5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3T12:54:06.673" calcext:value-type="date">
            <text:p>13/08/19 12:54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96962" calcext:value-type="float">
            <text:p>179696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3T17:35:59.117" calcext:value-type="date">
            <text:p>13/08/19 17:3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3T17:35:59.117" calcext:value-type="date">
            <text:p>13/08/19 17:35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64012" calcext:value-type="float">
            <text:p>2964012</text:p>
          </table:table-cell>
          <table:table-cell office:value-type="float" office:value="44" calcext:value-type="float">
            <text:p>44</text:p>
          </table:table-cell>
          <table:table-cell office:value-type="float" office:value="410" calcext:value-type="float">
            <text:p>4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3T18:02:19.833" calcext:value-type="date">
            <text:p>13/08/19 18: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9T15:22:00.027" calcext:value-type="date">
            <text:p>19/08/19 15:22</text:p>
          </table:table-cell>
          <table:table-cell office:value-type="string" calcext:value-type="string">
            <text:p>PC101523819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160115" calcext:value-type="float">
            <text:p>316011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3T17:36:26.983" calcext:value-type="date">
            <text:p>13/08/19 17:3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3T17:36:26.983" calcext:value-type="date">
            <text:p>13/08/19 17:36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08548" calcext:value-type="float">
            <text:p>3208548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3T17:59:31.617" calcext:value-type="date">
            <text:p>13/08/19 17:5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3T17:59:31.617" calcext:value-type="date">
            <text:p>13/08/19 17:59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35579" calcext:value-type="float">
            <text:p>3235579</text:p>
          </table:table-cell>
          <table:table-cell office:value-type="float" office:value="44" calcext:value-type="float">
            <text:p>44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3T18:03:18.25" calcext:value-type="date">
            <text:p>13/08/19 18:0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3T18:03:18.25" calcext:value-type="date">
            <text:p>13/08/19 18:03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26814" calcext:value-type="float">
            <text:p>3426814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3T18:07:09.113" calcext:value-type="date">
            <text:p>13/08/19 18:0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3T18:07:09.113" calcext:value-type="date">
            <text:p>13/08/19 18:07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96962" calcext:value-type="float">
            <text:p>179696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3T18:45:06.12" calcext:value-type="date">
            <text:p>13/08/19 18:4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3T18:48:44.223" calcext:value-type="date">
            <text:p>13/08/19 18:48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160115" calcext:value-type="float">
            <text:p>3160115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</text:p>
          </table:table-cell>
          <table:table-cell office:value-type="float" office:value="0" calcext:value-type="float">
            <text:p>0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3T18:46:17.15" calcext:value-type="date">
            <text:p>13/08/19 18:4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3T18:58:37.673" calcext:value-type="date">
            <text:p>13/08/19 18:58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08548" calcext:value-type="float">
            <text:p>3208548</text:p>
          </table:table-cell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3T18:50:05.147" calcext:value-type="date">
            <text:p>13/08/19 18:5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3T19:07:15.76" calcext:value-type="date">
            <text:p>13/08/19 19:07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08548" calcext:value-type="float">
            <text:p>3208548</text:p>
          </table:table-cell>
          <table:table-cell office:value-type="float" office:value="10" calcext:value-type="float">
            <text:p>10</text:p>
          </table:table-cell>
          <table:table-cell office:value-type="float" office:value="330" calcext:value-type="float">
            <text:p>3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</text:p>
          </table:table-cell>
          <table:table-cell office:value-type="float" office:value="0" calcext:value-type="float">
            <text:p>0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3T18:46:40.5" calcext:value-type="date">
            <text:p>13/08/19 18:4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3T19:06:37.313" calcext:value-type="date">
            <text:p>13/08/19 19:06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64012" calcext:value-type="float">
            <text:p>2964012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8-15T12:03:34.72" calcext:value-type="date">
            <text:p>15/08/19 12:0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8-15T12:03:34.72" calcext:value-type="date">
            <text:p>15/08/19 12:03</text:p>
          </table:table-cell>
          <table:table-cell office:value-type="string" calcext:value-type="string">
            <text:p>PC10152382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34897" calcext:value-type="float">
            <text:p>3034897</text:p>
          </table:table-cell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8-15T12:04:13.783" calcext:value-type="date">
            <text:p>15/08/19 12:0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8-15T12:04:13.783" calcext:value-type="date">
            <text:p>15/08/19 12:04</text:p>
          </table:table-cell>
          <table:table-cell office:value-type="string" calcext:value-type="string">
            <text:p>PC10152382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113744" calcext:value-type="float">
            <text:p>3113744</text:p>
          </table:table-cell>
          <table:table-cell office:value-type="float" office:value="7" calcext:value-type="float">
            <text:p>7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8-15T12:04:50.21" calcext:value-type="date">
            <text:p>15/08/19 12:0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66484" calcext:value-type="float">
            <text:p>666484</text:p>
          </table:table-cell>
          <table:table-cell office:value-type="date" office:date-value="2019-08-15T12:04:50.21" calcext:value-type="date">
            <text:p>15/08/19 12:04</text:p>
          </table:table-cell>
          <table:table-cell office:value-type="string" calcext:value-type="string">
            <text:p>PC10152382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34897" calcext:value-type="float">
            <text:p>3034897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5T17:45:27.937" calcext:value-type="date">
            <text:p>15/08/19 17:4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5T17:45:27.937" calcext:value-type="date">
            <text:p>15/08/19 17:45</text:p>
          </table:table-cell>
          <table:table-cell office:value-type="string" calcext:value-type="string">
            <text:p>PC101523819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34897" calcext:value-type="float">
            <text:p>3034897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5T17:58:26.98" calcext:value-type="date">
            <text:p>15/08/19 17:5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9T18:10:50.077" calcext:value-type="date">
            <text:p>19/08/19 18:10</text:p>
          </table:table-cell>
          <table:table-cell office:value-type="string" calcext:value-type="string">
            <text:p>PC101523819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208541" calcext:value-type="float">
            <text:p>3208541</text:p>
          </table:table-cell>
          <table:table-cell office:value-type="float" office:value="6" calcext:value-type="float">
            <text:p>6</text:p>
          </table:table-cell>
          <table:table-cell office:value-type="float" office:value="501" calcext:value-type="float">
            <text:p>5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9T12:21:06.73" calcext:value-type="date">
            <text:p>19/08/19 12:2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9T15:20:45.033" calcext:value-type="date">
            <text:p>19/08/19 15:20</text:p>
          </table:table-cell>
          <table:table-cell office:value-type="string" calcext:value-type="string">
            <text:p>PC101523819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208541" calcext:value-type="float">
            <text:p>3208541</text:p>
          </table:table-cell>
          <table:table-cell office:value-type="float" office:value="44" calcext:value-type="float">
            <text:p>44</text:p>
          </table:table-cell>
          <table:table-cell office:value-type="float" office:value="501" calcext:value-type="float">
            <text:p>5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9T12:20:36.297" calcext:value-type="date">
            <text:p>19/08/19 12:2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9T18:11:18.15" calcext:value-type="date">
            <text:p>19/08/19 18:11</text:p>
          </table:table-cell>
          <table:table-cell office:value-type="string" calcext:value-type="string">
            <text:p>PC101523819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03107" calcext:value-type="float">
            <text:p>1603107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6T09:46:02.757" calcext:value-type="date">
            <text:p>16/08/19 09:4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6T09:46:02.757" calcext:value-type="date">
            <text:p>16/08/19 09:46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83499" calcext:value-type="float">
            <text:p>2883499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6T09:46:44.857" calcext:value-type="date">
            <text:p>16/08/19 09:4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6T09:46:44.857" calcext:value-type="date">
            <text:p>16/08/19 09:46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83500" calcext:value-type="float">
            <text:p>2883500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6T09:47:13.05" calcext:value-type="date">
            <text:p>16/08/19 09:4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6T09:47:13.05" calcext:value-type="date">
            <text:p>16/08/19 09:47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64010" calcext:value-type="float">
            <text:p>29640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6T09:48:35.83" calcext:value-type="date">
            <text:p>16/08/19 09:4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6T09:48:35.83" calcext:value-type="date">
            <text:p>16/08/19 09:48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64016" calcext:value-type="float">
            <text:p>2964016</text:p>
          </table:table-cell>
          <table:table-cell office:value-type="float" office:value="44" calcext:value-type="float">
            <text:p>44</text:p>
          </table:table-cell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6T10:10:29.127" calcext:value-type="date">
            <text:p>16/08/19 10:1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6T10:10:29.127" calcext:value-type="date">
            <text:p>16/08/19 10:10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60109" calcext:value-type="float">
            <text:p>3160109</text:p>
          </table:table-cell>
          <table:table-cell office:value-type="float" office:value="44" calcext:value-type="float">
            <text:p>44</text:p>
          </table:table-cell>
          <table:table-cell office:value-type="float" office:value="320" calcext:value-type="float">
            <text:p>3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6T10:12:09.877" calcext:value-type="date">
            <text:p>16/08/19 10:1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6T10:12:09.877" calcext:value-type="date">
            <text:p>16/08/19 10:12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60110" calcext:value-type="float">
            <text:p>3160110</text:p>
          </table:table-cell>
          <table:table-cell office:value-type="float" office:value="44" calcext:value-type="float">
            <text:p>44</text:p>
          </table:table-cell>
          <table:table-cell office:value-type="float" office:value="320" calcext:value-type="float">
            <text:p>3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6T10:14:41.397" calcext:value-type="date">
            <text:p>16/08/19 10:1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6T10:14:41.397" calcext:value-type="date">
            <text:p>16/08/19 10:14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60115" calcext:value-type="float">
            <text:p>316011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6T10:26:58.1" calcext:value-type="date">
            <text:p>16/08/19 10:2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6T10:29:00.35" calcext:value-type="date">
            <text:p>16/08/19 10:29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34897" calcext:value-type="float">
            <text:p>303489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6T17:06:23.053" calcext:value-type="date">
            <text:p>16/08/19 17: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6T17:18:04.76" calcext:value-type="date">
            <text:p>16/08/19 17:18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08541" calcext:value-type="float">
            <text:p>320854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6T17:07:25.33" calcext:value-type="date">
            <text:p>16/08/19 17:0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6T17:10:24.033" calcext:value-type="date">
            <text:p>16/08/19 17:10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96962" calcext:value-type="float">
            <text:p>1796962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B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19T12:48:55.747" calcext:value-type="date">
            <text:p>19/08/19 12:4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19T12:49:24.94" calcext:value-type="date">
            <text:p>19/08/19 12:49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160115" calcext:value-type="float">
            <text:p>3160115</text:p>
          </table:table-cell>
          <table:table-cell office:value-type="float" office:value="14" calcext:value-type="float">
            <text:p>14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9T13:09:21.657" calcext:value-type="date">
            <text:p>19/08/19 13: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9T13:09:21.657" calcext:value-type="date">
            <text:p>19/08/19 13:09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80266" calcext:value-type="float">
            <text:p>3380266</text:p>
          </table:table-cell>
          <table:table-cell office:value-type="float" office:value="14" calcext:value-type="float">
            <text:p>14</text:p>
          </table:table-cell>
          <table:table-cell office:value-type="float" office:value="45.5" calcext:value-type="float">
            <text:p>45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9T13:11:52.637" calcext:value-type="date">
            <text:p>19/08/19 13:1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9T13:11:52.637" calcext:value-type="date">
            <text:p>19/08/19 13:11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81998" calcext:value-type="float">
            <text:p>3381998</text:p>
          </table:table-cell>
          <table:table-cell office:value-type="float" office:value="14" calcext:value-type="float">
            <text:p>14</text:p>
          </table:table-cell>
          <table:table-cell office:value-type="float" office:value="229" calcext:value-type="float">
            <text:p>2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9T13:11:25.897" calcext:value-type="date">
            <text:p>19/08/19 13:1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9T13:11:25.897" calcext:value-type="date">
            <text:p>19/08/19 13:11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82008" calcext:value-type="float">
            <text:p>3382008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9T13:11:07.047" calcext:value-type="date">
            <text:p>19/08/19 13:1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9T13:11:07.047" calcext:value-type="date">
            <text:p>19/08/19 13:11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80259" calcext:value-type="float">
            <text:p>3380259</text:p>
          </table:table-cell>
          <table:table-cell office:value-type="float" office:value="2" calcext:value-type="float">
            <text:p>2</text:p>
          </table:table-cell>
          <table:table-cell office:value-type="float" office:value="236" calcext:value-type="float">
            <text:p>2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9T13:20:33.613" calcext:value-type="date">
            <text:p>19/08/19 13:2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9T13:20:33.613" calcext:value-type="date">
            <text:p>19/08/19 13:20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80261" calcext:value-type="float">
            <text:p>338026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9T13:19:36.04" calcext:value-type="date">
            <text:p>19/08/19 13: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9T13:19:36.04" calcext:value-type="date">
            <text:p>19/08/19 13:19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380256" calcext:value-type="float">
            <text:p>3380256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B</text:p>
          </table:table-cell>
          <table:table-cell office:value-type="float" office:value="1" calcext:value-type="float">
            <text:p>1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9T15:11:36.83" calcext:value-type="date">
            <text:p>19/08/19 15:1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9T15:11:36.83" calcext:value-type="date">
            <text:p>19/08/19 15:11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380258" calcext:value-type="float">
            <text:p>3380258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B</text:p>
          </table:table-cell>
          <table:table-cell office:value-type="float" office:value="1" calcext:value-type="float">
            <text:p>1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9T15:11:01.75" calcext:value-type="date">
            <text:p>19/08/19 15:1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9T15:11:01.75" calcext:value-type="date">
            <text:p>19/08/19 15:11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208548" calcext:value-type="float">
            <text:p>3208548</text:p>
          </table:table-cell>
          <table:table-cell office:value-type="float" office:value="5" calcext:value-type="float">
            <text:p>5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9T15:22:59.247" calcext:value-type="date">
            <text:p>19/08/19 15:2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9T15:25:26.1" calcext:value-type="date">
            <text:p>19/08/19 15:25</text:p>
          </table:table-cell>
          <table:table-cell office:value-type="string" calcext:value-type="string">
            <text:p>PC101523819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380255" calcext:value-type="float">
            <text:p>3380255</text:p>
          </table:table-cell>
          <table:table-cell office:value-type="float" office:value="44" calcext:value-type="float">
            <text:p>44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9T15:26:18.04" calcext:value-type="date">
            <text:p>19/08/19 15:2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9T16:09:01.437" calcext:value-type="date">
            <text:p>19/08/19 16:09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380255" calcext:value-type="float">
            <text:p>3380255</text:p>
          </table:table-cell>
          <table:table-cell office:value-type="float" office:value="6" calcext:value-type="float">
            <text:p>6</text:p>
          </table:table-cell>
          <table:table-cell office:value-type="float" office:value="421" calcext:value-type="float">
            <text:p>4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9T15:28:02.573" calcext:value-type="date">
            <text:p>19/08/19 15:2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9T15:28:08.807" calcext:value-type="date">
            <text:p>19/08/19 15:28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380255" calcext:value-type="float">
            <text:p>3380255</text:p>
          </table:table-cell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9T15:42:57.987" calcext:value-type="date">
            <text:p>19/08/19 15:4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9T15:43:13.607" calcext:value-type="date">
            <text:p>19/08/19 15:43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380254" calcext:value-type="float">
            <text:p>3380254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9T15:52:21.373" calcext:value-type="date">
            <text:p>19/08/19 15:5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9T15:52:21.373" calcext:value-type="date">
            <text:p>19/08/19 15:52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08548" calcext:value-type="float">
            <text:p>3208548</text:p>
          </table:table-cell>
          <table:table-cell office:value-type="float" office:value="44" calcext:value-type="float">
            <text:p>44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9T16:11:26.02" calcext:value-type="date">
            <text:p>19/08/19 16:1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9T16:11:26.02" calcext:value-type="date">
            <text:p>19/08/19 16:11</text:p>
          </table:table-cell>
          <table:table-cell office:value-type="string" calcext:value-type="string">
            <text:p>PC101523819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426814" calcext:value-type="float">
            <text:p>3426814</text:p>
          </table:table-cell>
          <table:table-cell office:value-type="float" office:value="19" calcext:value-type="float">
            <text:p>19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0T14:21:32.663" calcext:value-type="date">
            <text:p>20/08/19 14:2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0T14:21:32.663" calcext:value-type="date">
            <text:p>20/08/19 14:21</text:p>
          </table:table-cell>
          <table:table-cell office:value-type="string" calcext:value-type="string">
            <text:p>PC101523819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426814" calcext:value-type="float">
            <text:p>3426814</text:p>
          </table:table-cell>
          <table:table-cell office:value-type="float" office:value="44" calcext:value-type="float">
            <text:p>44</text:p>
          </table:table-cell>
          <table:table-cell office:value-type="float" office:value="785" calcext:value-type="float">
            <text:p>7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0T14:21:44.067" calcext:value-type="date">
            <text:p>20/08/19 14:2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0T14:21:44.067" calcext:value-type="date">
            <text:p>20/08/19 14:21</text:p>
          </table:table-cell>
          <table:table-cell office:value-type="string" calcext:value-type="string">
            <text:p>PC10152381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208548" calcext:value-type="float">
            <text:p>3208548</text:p>
          </table:table-cell>
          <table:table-cell office:value-type="float" office:value="20" calcext:value-type="float">
            <text:p>20</text:p>
          </table:table-cell>
          <table:table-cell office:value-type="float" office:value="525" calcext:value-type="float">
            <text:p>5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9T16:50:39.953" calcext:value-type="date">
            <text:p>19/08/19 16:5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12T17:27:14.197" calcext:value-type="date">
            <text:p>12/09/19 17:27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333980" calcext:value-type="float">
            <text:p>3333980</text:p>
          </table:table-cell>
          <table:table-cell office:value-type="float" office:value="4" calcext:value-type="float">
            <text:p>4</text:p>
          </table:table-cell>
          <table:table-cell office:value-type="float" office:value="3.25" calcext:value-type="float">
            <text:p>3.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9T16:51:35.683" calcext:value-type="date">
            <text:p>19/08/19 16:5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9T17:30:31.587" calcext:value-type="date">
            <text:p>19/08/19 17:30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208548" calcext:value-type="float">
            <text:p>3208548</text:p>
          </table:table-cell>
          <table:table-cell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9T16:56:20.707" calcext:value-type="date">
            <text:p>19/08/19 16:5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9T17:00:44.433" calcext:value-type="date">
            <text:p>19/08/19 17:00</text:p>
          </table:table-cell>
          <table:table-cell office:value-type="string" calcext:value-type="string">
            <text:p>PC101523819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160115" calcext:value-type="float">
            <text:p>3160115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0T16:42:53.243" calcext:value-type="date">
            <text:p>20/08/19 16:4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0T16:42:53.243" calcext:value-type="date">
            <text:p>20/08/19 16:42</text:p>
          </table:table-cell>
          <table:table-cell office:value-type="string" calcext:value-type="string">
            <text:p>PC101523819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208548" calcext:value-type="float">
            <text:p>3208548</text:p>
          </table:table-cell>
          <table:table-cell office:value-type="float" office:value="19" calcext:value-type="float">
            <text:p>19</text:p>
          </table:table-cell>
          <table:table-cell office:value-type="float" office:value="853" calcext:value-type="float">
            <text:p>8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9T17:04:34.16" calcext:value-type="date">
            <text:p>19/08/19 17:0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19T17:09:54.833" calcext:value-type="date">
            <text:p>19/08/19 17:09</text:p>
          </table:table-cell>
          <table:table-cell office:value-type="string" calcext:value-type="string">
            <text:p>PC101523819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333972" calcext:value-type="float">
            <text:p>333397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9T18:02:27.343" calcext:value-type="date">
            <text:p>19/08/19 18: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21097" calcext:value-type="float">
            <text:p>1621097</text:p>
          </table:table-cell>
          <table:table-cell office:value-type="date" office:date-value="2019-08-19T18:02:27.343" calcext:value-type="date">
            <text:p>19/08/19 18:02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333963" calcext:value-type="float">
            <text:p>3333963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19T18:06:22.4" calcext:value-type="date">
            <text:p>19/08/19 18: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19T18:06:22.4" calcext:value-type="date">
            <text:p>19/08/19 18:06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269745" calcext:value-type="float">
            <text:p>3269745</text:p>
          </table:table-cell>
          <table:table-cell office:value-type="float" office:value="44" calcext:value-type="float">
            <text:p>44</text:p>
          </table:table-cell>
          <table:table-cell office:value-type="float" office:value="425" calcext:value-type="float">
            <text:p>4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19T18:11:43.743" calcext:value-type="date">
            <text:p>19/08/19 18:1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19T18:11:43.743" calcext:value-type="date">
            <text:p>19/08/19 18:11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235579" calcext:value-type="float">
            <text:p>3235579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19T18:12:43.267" calcext:value-type="date">
            <text:p>19/08/19 18:1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19T18:12:43.267" calcext:value-type="date">
            <text:p>19/08/19 18:12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235571" calcext:value-type="float">
            <text:p>3235571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19T18:15:42.84" calcext:value-type="date">
            <text:p>19/08/19 18:1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19T18:15:42.84" calcext:value-type="date">
            <text:p>19/08/19 18:15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235567" calcext:value-type="float">
            <text:p>3235567</text:p>
          </table:table-cell>
          <table:table-cell office:value-type="float" office:value="5" calcext:value-type="float">
            <text:p>5</text:p>
          </table:table-cell>
          <table:table-cell office:value-type="float" office:value="358" calcext:value-type="float">
            <text:p>3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19T18:19:27.01" calcext:value-type="date">
            <text:p>19/08/19 18: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19T18:19:27.01" calcext:value-type="date">
            <text:p>19/08/19 18:19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235566" calcext:value-type="float">
            <text:p>3235566</text:p>
          </table:table-cell>
          <table:table-cell office:value-type="float" office:value="6" calcext:value-type="float">
            <text:p>6</text:p>
          </table:table-cell>
          <table:table-cell office:value-type="float" office:value="741" calcext:value-type="float">
            <text:p>7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19T18:20:52.387" calcext:value-type="date">
            <text:p>19/08/19 18:2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19T18:20:52.387" calcext:value-type="date">
            <text:p>19/08/19 18:20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235564" calcext:value-type="float">
            <text:p>323556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19T18:24:52.15" calcext:value-type="date">
            <text:p>19/08/19 18:2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19T18:24:52.15" calcext:value-type="date">
            <text:p>19/08/19 18:24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208548" calcext:value-type="float">
            <text:p>3208548</text:p>
          </table:table-cell>
          <table:table-cell office:value-type="float" office:value="44" calcext:value-type="float">
            <text:p>44</text:p>
          </table:table-cell>
          <table:table-cell office:value-type="float" office:value="432" calcext:value-type="float">
            <text:p>4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19T18:26:34.843" calcext:value-type="date">
            <text:p>19/08/19 18:2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19T18:26:34.843" calcext:value-type="date">
            <text:p>19/08/19 18:26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208547" calcext:value-type="float">
            <text:p>320854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19T18:53:44.943" calcext:value-type="date">
            <text:p>19/08/19 18:5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19T18:53:44.943" calcext:value-type="date">
            <text:p>19/08/19 18:53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208547" calcext:value-type="float">
            <text:p>3208547</text:p>
          </table:table-cell>
          <table:table-cell office:value-type="float" office:value="2" calcext:value-type="float">
            <text:p>2</text:p>
          </table:table-cell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19T18:54:43.857" calcext:value-type="date">
            <text:p>19/08/19 18:5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19T18:54:43.857" calcext:value-type="date">
            <text:p>19/08/19 18:54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208541" calcext:value-type="float">
            <text:p>3208541</text:p>
          </table:table-cell>
          <table:table-cell office:value-type="float" office:value="31" calcext:value-type="float">
            <text:p>31</text:p>
          </table:table-cell>
          <table:table-cell office:value-type="float" office:value="3219" calcext:value-type="float">
            <text:p>32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0T11:16:10.73" calcext:value-type="date">
            <text:p>20/08/19 11: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0T11:16:10.73" calcext:value-type="date">
            <text:p>20/08/19 11:16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208545" calcext:value-type="float">
            <text:p>3208545</text:p>
          </table:table-cell>
          <table:table-cell office:value-type="float" office:value="30" calcext:value-type="float">
            <text:p>30</text:p>
          </table:table-cell>
          <table:table-cell office:value-type="float" office:value="2489" calcext:value-type="float">
            <text:p>24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0T11:15:25.307" calcext:value-type="date">
            <text:p>20/08/19 11:1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0T11:15:25.307" calcext:value-type="date">
            <text:p>20/08/19 11:15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208546" calcext:value-type="float">
            <text:p>3208546</text:p>
          </table:table-cell>
          <table:table-cell office:value-type="float" office:value="32" calcext:value-type="float">
            <text:p>32</text:p>
          </table:table-cell>
          <table:table-cell office:value-type="float" office:value="1252" calcext:value-type="float">
            <text:p>12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0T11:14:55.683" calcext:value-type="date">
            <text:p>20/08/19 11:1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0T11:14:55.683" calcext:value-type="date">
            <text:p>20/08/19 11:14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208540" calcext:value-type="float">
            <text:p>3208540</text:p>
          </table:table-cell>
          <table:table-cell office:value-type="float" office:value="10" calcext:value-type="float">
            <text:p>10</text:p>
          </table:table-cell>
          <table:table-cell office:value-type="float" office:value="1098" calcext:value-type="float">
            <text:p>10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0T11:58:29.66" calcext:value-type="date">
            <text:p>20/08/19 11:5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0T11:58:29.66" calcext:value-type="date">
            <text:p>20/08/19 11:58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160116" calcext:value-type="float">
            <text:p>3160116</text:p>
          </table:table-cell>
          <table:table-cell office:value-type="float" office:value="25" calcext:value-type="float">
            <text:p>25</text:p>
          </table:table-cell>
          <table:table-cell office:value-type="float" office:value="2956" calcext:value-type="float">
            <text:p>29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0T12:03:41.64" calcext:value-type="date">
            <text:p>20/08/19 12:0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0T12:03:41.64" calcext:value-type="date">
            <text:p>20/08/19 12:03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964012" calcext:value-type="float">
            <text:p>2964012</text:p>
          </table:table-cell>
          <table:table-cell office:value-type="float" office:value="10" calcext:value-type="float">
            <text:p>10</text:p>
          </table:table-cell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0T19:05:58.447" calcext:value-type="date">
            <text:p>20/08/19 19:0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0T19:05:58.447" calcext:value-type="date">
            <text:p>20/08/19 19:05</text:p>
          </table:table-cell>
          <table:table-cell office:value-type="string" calcext:value-type="string">
            <text:p>PC101523819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964012" calcext:value-type="float">
            <text:p>2964012</text:p>
          </table:table-cell>
          <table:table-cell office:value-type="float" office:value="19" calcext:value-type="float">
            <text:p>19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0T19:06:06.477" calcext:value-type="date">
            <text:p>20/08/19 19: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2T20:31:04.69" calcext:value-type="date">
            <text:p>22/08/19 20:31</text:p>
          </table:table-cell>
          <table:table-cell office:value-type="string" calcext:value-type="string">
            <text:p>PC101523819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208548" calcext:value-type="float">
            <text:p>3208548</text:p>
          </table:table-cell>
          <table:table-cell office:value-type="float" office:value="24" calcext:value-type="float">
            <text:p>24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0T19:07:41.503" calcext:value-type="date">
            <text:p>20/08/19 19:0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0T19:07:41.503" calcext:value-type="date">
            <text:p>20/08/19 19:07</text:p>
          </table:table-cell>
          <table:table-cell office:value-type="string" calcext:value-type="string">
            <text:p>PC101523819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235579" calcext:value-type="float">
            <text:p>3235579</text:p>
          </table:table-cell>
          <table:table-cell office:value-type="float" office:value="9" calcext:value-type="float">
            <text:p>9</text:p>
          </table:table-cell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0T19:05:42.527" calcext:value-type="date">
            <text:p>20/08/19 19:0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0T19:05:42.527" calcext:value-type="date">
            <text:p>20/08/19 19:05</text:p>
          </table:table-cell>
          <table:table-cell office:value-type="string" calcext:value-type="string">
            <text:p>PC101523819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235579" calcext:value-type="float">
            <text:p>3235579</text:p>
          </table:table-cell>
          <table:table-cell office:value-type="float" office:value="19" calcext:value-type="float">
            <text:p>19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0T19:05:30.317" calcext:value-type="date">
            <text:p>20/08/19 19:0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0T19:05:30.317" calcext:value-type="date">
            <text:p>20/08/19 19:05</text:p>
          </table:table-cell>
          <table:table-cell office:value-type="string" calcext:value-type="string">
            <text:p>PC101523819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426814" calcext:value-type="float">
            <text:p>3426814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0T19:08:11.743" calcext:value-type="date">
            <text:p>20/08/19 19:0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0T19:08:11.743" calcext:value-type="date">
            <text:p>20/08/19 19:08</text:p>
          </table:table-cell>
          <table:table-cell office:value-type="string" calcext:value-type="string">
            <text:p>PC101523819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160115" calcext:value-type="float">
            <text:p>3160115</text:p>
          </table:table-cell>
          <table:table-cell office:value-type="float" office:value="12" calcext:value-type="float">
            <text:p>12</text:p>
          </table:table-cell>
          <table:table-cell office:value-type="float" office:value="365" calcext:value-type="float">
            <text:p>3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1T10:16:24.63" calcext:value-type="date">
            <text:p>21/08/19 10: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1T10:16:24.63" calcext:value-type="date">
            <text:p>21/08/19 10:16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160110" calcext:value-type="float">
            <text:p>3160110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1T10:19:49.027" calcext:value-type="date">
            <text:p>21/08/19 10: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1T10:19:49.027" calcext:value-type="date">
            <text:p>21/08/19 10:19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160109" calcext:value-type="float">
            <text:p>3160109</text:p>
          </table:table-cell>
          <table:table-cell office:value-type="float" office:value="18" calcext:value-type="float">
            <text:p>18</text:p>
          </table:table-cell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1T10:22:32.21" calcext:value-type="date">
            <text:p>21/08/19 10:2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1T10:22:32.21" calcext:value-type="date">
            <text:p>21/08/19 10:22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034897" calcext:value-type="float">
            <text:p>3034897</text:p>
          </table:table-cell>
          <table:table-cell office:value-type="float" office:value="23" calcext:value-type="float">
            <text:p>2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1T10:26:38.977" calcext:value-type="date">
            <text:p>21/08/19 10:2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1T10:26:38.977" calcext:value-type="date">
            <text:p>21/08/19 10:26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964016" calcext:value-type="float">
            <text:p>2964016</text:p>
          </table:table-cell>
          <table:table-cell office:value-type="float" office:value="41" calcext:value-type="float">
            <text:p>41</text:p>
          </table:table-cell>
          <table:table-cell office:value-type="float" office:value="1523" calcext:value-type="float">
            <text:p>15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1T10:32:57.247" calcext:value-type="date">
            <text:p>21/08/19 10:3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1T10:32:57.247" calcext:value-type="date">
            <text:p>21/08/19 10:32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964012" calcext:value-type="float">
            <text:p>2964012</text:p>
          </table:table-cell>
          <table:table-cell office:value-type="float" office:value="44" calcext:value-type="float">
            <text:p>44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1T10:39:19.76" calcext:value-type="date">
            <text:p>21/08/19 10:3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1T10:39:19.76" calcext:value-type="date">
            <text:p>21/08/19 10:39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964010" calcext:value-type="float">
            <text:p>2964010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1T10:42:35.467" calcext:value-type="date">
            <text:p>21/08/19 10:4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1T10:42:35.467" calcext:value-type="date">
            <text:p>21/08/19 10:42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883500" calcext:value-type="float">
            <text:p>2883500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1T10:44:00.94" calcext:value-type="date">
            <text:p>21/08/19 10:4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1T10:44:00.94" calcext:value-type="date">
            <text:p>21/08/19 10:44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883499" calcext:value-type="float">
            <text:p>2883499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1T10:46:13.123" calcext:value-type="date">
            <text:p>21/08/19 10:4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1T10:46:13.123" calcext:value-type="date">
            <text:p>21/08/19 10:46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796962" calcext:value-type="float">
            <text:p>1796962</text:p>
          </table:table-cell>
          <table:table-cell office:value-type="float" office:value="12" calcext:value-type="float">
            <text:p>12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1T10:49:26.283" calcext:value-type="date">
            <text:p>21/08/19 10:4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1T10:49:26.283" calcext:value-type="date">
            <text:p>21/08/19 10:49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603107" calcext:value-type="float">
            <text:p>1603107</text:p>
          </table:table-cell>
          <table:table-cell office:value-type="float" office:value="21" calcext:value-type="float">
            <text:p>2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1T10:52:50.847" calcext:value-type="date">
            <text:p>21/08/19 10:5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1T10:52:50.847" calcext:value-type="date">
            <text:p>21/08/19 10:52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33920" calcext:value-type="float">
            <text:p>833920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1T10:57:28.347" calcext:value-type="date">
            <text:p>21/08/19 10:5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1T10:57:28.347" calcext:value-type="date">
            <text:p>21/08/19 10:57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843922" calcext:value-type="float">
            <text:p>2843922</text:p>
          </table:table-cell>
          <table:table-cell office:value-type="float" office:value="41" calcext:value-type="float">
            <text:p>41</text:p>
          </table:table-cell>
          <table:table-cell office:value-type="float" office:value="745" calcext:value-type="float">
            <text:p>7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1T11:01:00.44" calcext:value-type="date">
            <text:p>21/08/19 11: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1T11:01:00.44" calcext:value-type="date">
            <text:p>21/08/19 11:01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844173" calcext:value-type="float">
            <text:p>2844173</text:p>
          </table:table-cell>
          <table:table-cell office:value-type="float" office:value="13" calcext:value-type="float">
            <text:p>13</text:p>
          </table:table-cell>
          <table:table-cell office:value-type="float" office:value="341" calcext:value-type="float">
            <text:p>3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1T11:04:05.14" calcext:value-type="date">
            <text:p>21/08/19 11:0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1T11:04:05.14" calcext:value-type="date">
            <text:p>21/08/19 11:04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844177" calcext:value-type="float">
            <text:p>284417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1T11:11:47.917" calcext:value-type="date">
            <text:p>21/08/19 11:1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1T11:11:47.917" calcext:value-type="date">
            <text:p>21/08/19 11:11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208548" calcext:value-type="float">
            <text:p>3208548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1T17:12:01.47" calcext:value-type="date">
            <text:p>21/08/19 17:1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1T17:12:01.47" calcext:value-type="date">
            <text:p>21/08/19 17:12</text:p>
          </table:table-cell>
          <table:table-cell office:value-type="string" calcext:value-type="string">
            <text:p>PC101523819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160115" calcext:value-type="float">
            <text:p>3160115</text:p>
          </table:table-cell>
          <table:table-cell office:value-type="float" office:value="2" calcext:value-type="float">
            <text:p>2</text:p>
          </table:table-cell>
          <table:table-cell office:value-type="float" office:value="850" calcext:value-type="float">
            <text:p>8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2T12:35:38.683" calcext:value-type="date">
            <text:p>22/08/19 12:3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2T18:43:54.473" calcext:value-type="date">
            <text:p>22/08/19 18:43</text:p>
          </table:table-cell>
          <table:table-cell office:value-type="string" calcext:value-type="string">
            <text:p>PC101523819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160115" calcext:value-type="float">
            <text:p>3160115</text:p>
          </table:table-cell>
          <table:table-cell office:value-type="float" office:value="3" calcext:value-type="float">
            <text:p>3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2T12:45:14.2" calcext:value-type="date">
            <text:p>22/08/19 12:4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2T18:44:01.497" calcext:value-type="date">
            <text:p>22/08/19 18:44</text:p>
          </table:table-cell>
          <table:table-cell office:value-type="string" calcext:value-type="string">
            <text:p>PC101523819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160115" calcext:value-type="float">
            <text:p>31601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2T18:44:40.093" calcext:value-type="date">
            <text:p>22/08/19 18:4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2T18:45:10.04" calcext:value-type="date">
            <text:p>22/08/19 18:45</text:p>
          </table:table-cell>
          <table:table-cell office:value-type="string" calcext:value-type="string">
            <text:p>PC101523819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861322" calcext:value-type="float">
            <text:p>2861322</text:p>
          </table:table-cell>
          <table:table-cell office:value-type="float" office:value="44" calcext:value-type="float">
            <text:p>44</text:p>
          </table:table-cell>
          <table:table-cell office:value-type="float" office:value="452" calcext:value-type="float">
            <text:p>4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B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3T12:17:04.377" calcext:value-type="date">
            <text:p>23/08/19 12:1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3T12:17:04.377" calcext:value-type="date">
            <text:p>23/08/19 12:17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875973" calcext:value-type="float">
            <text:p>2875973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3T12:21:07.083" calcext:value-type="date">
            <text:p>23/08/19 12:2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3T12:21:07.083" calcext:value-type="date">
            <text:p>23/08/19 12:21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891845" calcext:value-type="float">
            <text:p>2891845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3T12:21:51.32" calcext:value-type="date">
            <text:p>23/08/19 12:2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3T12:21:51.32" calcext:value-type="date">
            <text:p>23/08/19 12:21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861322" calcext:value-type="float">
            <text:p>2861322</text:p>
          </table:table-cell>
          <table:table-cell office:value-type="float" office:value="44" calcext:value-type="float">
            <text:p>44</text:p>
          </table:table-cell>
          <table:table-cell office:value-type="float" office:value="452" calcext:value-type="float">
            <text:p>4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B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3T12:17:27.183" calcext:value-type="date">
            <text:p>23/08/19 12:1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3T12:17:27.183" calcext:value-type="date">
            <text:p>23/08/19 12:17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861322" calcext:value-type="float">
            <text:p>2861322</text:p>
          </table:table-cell>
          <table:table-cell office:value-type="float" office:value="44" calcext:value-type="float">
            <text:p>44</text:p>
          </table:table-cell>
          <table:table-cell office:value-type="float" office:value="452" calcext:value-type="float">
            <text:p>4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B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3T12:17:27.187" calcext:value-type="date">
            <text:p>23/08/19 12:1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3T12:17:27.187" calcext:value-type="date">
            <text:p>23/08/19 12:17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891857" calcext:value-type="float">
            <text:p>2891857</text:p>
          </table:table-cell>
          <table:table-cell office:value-type="float" office:value="19" calcext:value-type="float">
            <text:p>19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B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3T13:00:21.733" calcext:value-type="date">
            <text:p>23/08/19 13: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3T13:00:21.733" calcext:value-type="date">
            <text:p>23/08/19 13:00</text:p>
          </table:table-cell>
          <table:table-cell office:value-type="string" calcext:value-type="string">
            <text:p>PC1015238163A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208548" calcext:value-type="float">
            <text:p>3208548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6T12:58:02.117" calcext:value-type="date">
            <text:p>26/08/19 12:5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6T12:58:02.117" calcext:value-type="date">
            <text:p>26/08/19 12:58</text:p>
          </table:table-cell>
          <table:table-cell office:value-type="string" calcext:value-type="string">
            <text:p>PC101523819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382351" calcext:value-type="float">
            <text:p>3382351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7T15:37:02.43" calcext:value-type="date">
            <text:p>27/08/19 15:3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7T15:37:02.43" calcext:value-type="date">
            <text:p>27/08/19 15:37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208548" calcext:value-type="float">
            <text:p>3208548</text:p>
          </table:table-cell>
          <table:table-cell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7T16:32:18.89" calcext:value-type="date">
            <text:p>27/08/19 16:3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7T16:32:18.89" calcext:value-type="date">
            <text:p>27/08/19 16:32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34897" calcext:value-type="float">
            <text:p>3034897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7T17:58:59.353" calcext:value-type="date">
            <text:p>27/08/19 17:5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10-09T15:50:02.343" calcext:value-type="date">
            <text:p>09/10/19 15:50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369120" calcext:value-type="float">
            <text:p>336912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7T17:57:11.34" calcext:value-type="date">
            <text:p>27/08/19 17:5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10-09T15:42:49.117" calcext:value-type="date">
            <text:p>09/10/19 15:42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35579" calcext:value-type="float">
            <text:p>3235579</text:p>
          </table:table-cell>
          <table:table-cell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7T18:47:43.75" calcext:value-type="date">
            <text:p>27/08/19 18:4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7T18:47:43.75" calcext:value-type="date">
            <text:p>27/08/19 18:47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382351" calcext:value-type="float">
            <text:p>338235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7T18:44:59.64" calcext:value-type="date">
            <text:p>27/08/19 18:4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18T09:39:32.243" calcext:value-type="date">
            <text:p>18/09/19 09:39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796962" calcext:value-type="float">
            <text:p>1796962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7T18:58:56.7" calcext:value-type="date">
            <text:p>27/08/19 18:5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7T18:58:56.7" calcext:value-type="date">
            <text:p>27/08/19 18:58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160115" calcext:value-type="float">
            <text:p>316011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7T18:59:43.877" calcext:value-type="date">
            <text:p>27/08/19 18:5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7T18:59:43.877" calcext:value-type="date">
            <text:p>27/08/19 18:59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235579" calcext:value-type="float">
            <text:p>3235579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8T10:55:27.99" calcext:value-type="date">
            <text:p>28/08/19 10: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8T10:55:27.99" calcext:value-type="date">
            <text:p>28/08/19 10:55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426814" calcext:value-type="float">
            <text:p>3426814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8T11:19:57.003" calcext:value-type="date">
            <text:p>28/08/19 11: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8T11:19:57.003" calcext:value-type="date">
            <text:p>28/08/19 11:19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034897" calcext:value-type="float">
            <text:p>3034897</text:p>
          </table:table-cell>
          <table:table-cell office:value-type="float" office:value="6" calcext:value-type="float">
            <text:p>6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8T12:00:20.81" calcext:value-type="date">
            <text:p>28/08/19 12: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8T12:00:20.81" calcext:value-type="date">
            <text:p>28/08/19 12:00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034897" calcext:value-type="float">
            <text:p>3034897</text:p>
          </table:table-cell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8T11:59:52.36" calcext:value-type="date">
            <text:p>28/08/19 11:5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8T11:59:52.36" calcext:value-type="date">
            <text:p>28/08/19 11:59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034897" calcext:value-type="float">
            <text:p>3034897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8T11:49:33.647" calcext:value-type="date">
            <text:p>28/08/19 11:4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8T11:59:40.01" calcext:value-type="date">
            <text:p>28/08/19 11:59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208541" calcext:value-type="float">
            <text:p>3208541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8T11:46:39.613" calcext:value-type="date">
            <text:p>28/08/19 11:4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8T11:46:39.613" calcext:value-type="date">
            <text:p>28/08/19 11:46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235579" calcext:value-type="float">
            <text:p>3235579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8T12:02:06.807" calcext:value-type="date">
            <text:p>28/08/19 12: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8T12:02:14.917" calcext:value-type="date">
            <text:p>28/08/19 12:02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235579" calcext:value-type="float">
            <text:p>323557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8T12:23:06.833" calcext:value-type="date">
            <text:p>28/08/19 12:2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8T12:23:06.833" calcext:value-type="date">
            <text:p>28/08/19 12:23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804677" calcext:value-type="float">
            <text:p>1804677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8-28T13:13:00.587" calcext:value-type="date">
            <text:p>28/08/19 13:1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8-28T16:23:24.087" calcext:value-type="date">
            <text:p>28/08/19 16:23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429776" calcext:value-type="float">
            <text:p>242977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8-28T13:20:23.13" calcext:value-type="date">
            <text:p>28/08/19 13:2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8-28T17:22:28.58" calcext:value-type="date">
            <text:p>28/08/19 17:22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369120" calcext:value-type="float">
            <text:p>336912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8-28T13:11:12.36" calcext:value-type="date">
            <text:p>28/08/19 13:1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8-28T17:25:03.923" calcext:value-type="date">
            <text:p>28/08/19 17:25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382351" calcext:value-type="float">
            <text:p>3382351</text:p>
          </table:table-cell>
          <table:table-cell office:value-type="float" office:value="19" calcext:value-type="float">
            <text:p>1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8-28T13:10:08.54" calcext:value-type="date">
            <text:p>28/08/19 13:1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8-28T17:29:13.507" calcext:value-type="date">
            <text:p>28/08/19 17:29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749173" calcext:value-type="float">
            <text:p>274917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8-28T18:09:54.407" calcext:value-type="date">
            <text:p>28/08/19 18: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8-28T18:15:36.857" calcext:value-type="date">
            <text:p>28/08/19 18:15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749173" calcext:value-type="float">
            <text:p>2749173</text:p>
          </table:table-cell>
          <table:table-cell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8-28T18:10:33.817" calcext:value-type="date">
            <text:p>28/08/19 18:1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8-28T18:10:33.817" calcext:value-type="date">
            <text:p>28/08/19 18:10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956675" calcext:value-type="float">
            <text:p>295667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8-28T18:08:21" calcext:value-type="date">
            <text:p>28/08/19 18:0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8-28T18:08:21" calcext:value-type="date">
            <text:p>28/08/19 18:08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113744" calcext:value-type="float">
            <text:p>3113744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8-28T18:07:28.037" calcext:value-type="date">
            <text:p>28/08/19 18:0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8-28T18:07:28.037" calcext:value-type="date">
            <text:p>28/08/19 18:07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796962" calcext:value-type="float">
            <text:p>1796962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</text:p>
          </table:table-cell>
          <table:table-cell office:value-type="float" office:value="0" calcext:value-type="float">
            <text:p>0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8-28T18:19:24.43" calcext:value-type="date">
            <text:p>28/08/19 18: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8-28T18:25:36.26" calcext:value-type="date">
            <text:p>28/08/19 18:25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796962" calcext:value-type="float">
            <text:p>1796962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8-28T18:40:23.233" calcext:value-type="date">
            <text:p>28/08/19 18:4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6T21:14:24.963" calcext:value-type="date">
            <text:p>26/09/19 21:14</text:p>
          </table:table-cell>
          <table:table-cell office:value-type="string" calcext:value-type="string">
            <text:p>PC101523822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964012" calcext:value-type="float">
            <text:p>2964012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8-28T18:42:39.757" calcext:value-type="date">
            <text:p>28/08/19 18:4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8-28T18:42:39.757" calcext:value-type="date">
            <text:p>28/08/19 18:42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208541" calcext:value-type="float">
            <text:p>320854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8-28T18:43:05.283" calcext:value-type="date">
            <text:p>28/08/19 18:4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8-28T18:43:05.283" calcext:value-type="date">
            <text:p>28/08/19 18:43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8510" calcext:value-type="float">
            <text:p>9985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9T09:15:06.917" calcext:value-type="date">
            <text:p>29/08/19 09:1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9T09:15:06.917" calcext:value-type="date">
            <text:p>29/08/19 09:15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99046" calcext:value-type="float">
            <text:p>329904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9T09:15:42.57" calcext:value-type="date">
            <text:p>29/08/19 09:1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9T09:15:42.57" calcext:value-type="date">
            <text:p>29/08/19 09:15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313700" calcext:value-type="float">
            <text:p>331370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9T09:16:00.54" calcext:value-type="date">
            <text:p>29/08/19 09: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9T09:16:00.54" calcext:value-type="date">
            <text:p>29/08/19 09:16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349645" calcext:value-type="float">
            <text:p>334964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9T09:16:36.29" calcext:value-type="date">
            <text:p>29/08/19 09: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9T09:32:49.013" calcext:value-type="date">
            <text:p>29/08/19 09:32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160115" calcext:value-type="float">
            <text:p>3160115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9T09:49:20.563" calcext:value-type="date">
            <text:p>29/08/19 09:4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9T09:49:20.563" calcext:value-type="date">
            <text:p>29/08/19 09:49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429776" calcext:value-type="float">
            <text:p>2429776</text:p>
          </table:table-cell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9T09:51:12.54" calcext:value-type="date">
            <text:p>29/08/19 09:5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9T09:51:12.54" calcext:value-type="date">
            <text:p>29/08/19 09:51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964012" calcext:value-type="float">
            <text:p>2964012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9T09:50:10.77" calcext:value-type="date">
            <text:p>29/08/19 09:5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9T09:50:10.77" calcext:value-type="date">
            <text:p>29/08/19 09:50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235579" calcext:value-type="float">
            <text:p>323557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9T09:50:43.173" calcext:value-type="date">
            <text:p>29/08/19 09:5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8-29T09:50:43.173" calcext:value-type="date">
            <text:p>29/08/19 09:50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749173" calcext:value-type="float">
            <text:p>2749173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8-29T12:01:54.983" calcext:value-type="date">
            <text:p>29/08/19 12: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8-29T12:01:54.983" calcext:value-type="date">
            <text:p>29/08/19 12:01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382351" calcext:value-type="float">
            <text:p>3382351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8-29T12:03:26.44" calcext:value-type="date">
            <text:p>29/08/19 12:0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8-29T12:03:26.44" calcext:value-type="date">
            <text:p>29/08/19 12:03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796962" calcext:value-type="float">
            <text:p>1796962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office:value-type="float" office:value="0" calcext:value-type="float">
            <text:p>0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8-29T15:33:09.237" calcext:value-type="date">
            <text:p>29/08/19 15:3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8-29T15:40:46.487" calcext:value-type="date">
            <text:p>29/08/19 15:40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749173" calcext:value-type="float">
            <text:p>274917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8-29T15:41:41.66" calcext:value-type="date">
            <text:p>29/08/19 15:4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8-29T15:41:41.66" calcext:value-type="date">
            <text:p>29/08/19 15:41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749173" calcext:value-type="float">
            <text:p>2749173</text:p>
          </table:table-cell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8-29T15:44:31.603" calcext:value-type="date">
            <text:p>29/08/19 15:4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03T17:56:36.573" calcext:value-type="date">
            <text:p>03/09/19 17:56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96962" calcext:value-type="float">
            <text:p>1796962</text:p>
          </table:table-cell>
          <table:table-cell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8-29T15:52:33.117" calcext:value-type="date">
            <text:p>29/08/19 15:5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8-29T15:52:33.117" calcext:value-type="date">
            <text:p>29/08/19 15:52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964012" calcext:value-type="float">
            <text:p>29640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8-29T15:52:58.5" calcext:value-type="date">
            <text:p>29/08/19 15:5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8-29T15:52:58.5" calcext:value-type="date">
            <text:p>29/08/19 15:52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034897" calcext:value-type="float">
            <text:p>303489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8-29T15:53:30.23" calcext:value-type="date">
            <text:p>29/08/19 15:5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8-29T15:53:30.23" calcext:value-type="date">
            <text:p>29/08/19 15:53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160115" calcext:value-type="float">
            <text:p>3160115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8-29T15:54:20.153" calcext:value-type="date">
            <text:p>29/08/19 15:5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8-29T15:54:20.153" calcext:value-type="date">
            <text:p>29/08/19 15:54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796962" calcext:value-type="float">
            <text:p>1796962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9T16:07:14.203" calcext:value-type="date">
            <text:p>29/08/19 16:0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9T16:07:14.203" calcext:value-type="date">
            <text:p>29/08/19 16:07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964012" calcext:value-type="float">
            <text:p>2964012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9T16:22:17.633" calcext:value-type="date">
            <text:p>29/08/19 16:2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9T16:22:17.633" calcext:value-type="date">
            <text:p>29/08/19 16:22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160115" calcext:value-type="float">
            <text:p>3160115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9T16:08:35.557" calcext:value-type="date">
            <text:p>29/08/19 16:0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9T16:08:35.557" calcext:value-type="date">
            <text:p>29/08/19 16:08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208548" calcext:value-type="float">
            <text:p>3208548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9T16:09:05.54" calcext:value-type="date">
            <text:p>29/08/19 16: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8-29T16:09:05.54" calcext:value-type="date">
            <text:p>29/08/19 16:09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369120" calcext:value-type="float">
            <text:p>3369120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9-03T16:11:31.29" calcext:value-type="date">
            <text:p>03/09/19 16:1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9-03T16:11:31.29" calcext:value-type="date">
            <text:p>03/09/19 16:11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804677" calcext:value-type="float">
            <text:p>1804677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03T17:53:50.743" calcext:value-type="date">
            <text:p>03/09/19 17:5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03T17:53:50.743" calcext:value-type="date">
            <text:p>03/09/19 17:53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08548" calcext:value-type="float">
            <text:p>320854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03T17:54:28.727" calcext:value-type="date">
            <text:p>03/09/19 17:5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03T17:54:28.727" calcext:value-type="date">
            <text:p>03/09/19 17:54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796962" calcext:value-type="float">
            <text:p>1796962</text:p>
          </table:table-cell>
          <table:table-cell office:value-type="float" office:value="44" calcext:value-type="float">
            <text:p>4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05T17:51:15.85" calcext:value-type="date">
            <text:p>05/09/19 17:5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05T17:51:15.85" calcext:value-type="date">
            <text:p>05/09/19 17:51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034897" calcext:value-type="float">
            <text:p>3034897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05T16:57:38.593" calcext:value-type="date">
            <text:p>05/09/19 16:5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05T16:57:38.593" calcext:value-type="date">
            <text:p>05/09/19 16:57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160115" calcext:value-type="float">
            <text:p>3160115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office:value-type="float" office:value="0" calcext:value-type="float">
            <text:p>0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05T17:09:28.84" calcext:value-type="date">
            <text:p>05/09/19 17: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05T17:50:44.493" calcext:value-type="date">
            <text:p>05/09/19 17:50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208541" calcext:value-type="float">
            <text:p>320854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05T17:52:41.847" calcext:value-type="date">
            <text:p>05/09/19 17:5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05T18:24:13.047" calcext:value-type="date">
            <text:p>05/09/19 18:24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034897" calcext:value-type="float">
            <text:p>3034897</text:p>
          </table:table-cell>
          <table:table-cell office:value-type="float" office:value="19" calcext:value-type="float">
            <text:p>1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599670" calcext:value-type="float">
            <text:p>599670</text:p>
          </table:table-cell>
          <table:table-cell office:value-type="date" office:date-value="2019-09-06T11:59:43.087" calcext:value-type="date">
            <text:p>06/09/19 11:5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99670" calcext:value-type="float">
            <text:p>599670</text:p>
          </table:table-cell>
          <table:table-cell office:value-type="date" office:date-value="2019-09-06T11:59:43.087" calcext:value-type="date">
            <text:p>06/09/19 11:59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235579" calcext:value-type="float">
            <text:p>3235579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599670" calcext:value-type="float">
            <text:p>599670</text:p>
          </table:table-cell>
          <table:table-cell office:value-type="date" office:date-value="2019-09-06T12:14:30.63" calcext:value-type="date">
            <text:p>06/09/19 12:1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99670" calcext:value-type="float">
            <text:p>599670</text:p>
          </table:table-cell>
          <table:table-cell office:value-type="date" office:date-value="2019-09-06T12:14:30.63" calcext:value-type="date">
            <text:p>06/09/19 12:14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796962" calcext:value-type="float">
            <text:p>179696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9-09T16:52:39.19" calcext:value-type="date">
            <text:p>09/09/19 16:5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9-09T16:52:39.19" calcext:value-type="date">
            <text:p>09/09/19 16:52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796962" calcext:value-type="float">
            <text:p>1796962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9-09T16:52:15.883" calcext:value-type="date">
            <text:p>09/09/19 16:5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9-09T16:52:15.883" calcext:value-type="date">
            <text:p>09/09/19 16:52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796962" calcext:value-type="float">
            <text:p>179696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9-09T16:56:18.933" calcext:value-type="date">
            <text:p>09/09/19 16:5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9-09T17:13:35.173" calcext:value-type="date">
            <text:p>09/09/19 17:13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796962" calcext:value-type="float">
            <text:p>1796962</text:p>
          </table:table-cell>
          <table:table-cell office:value-type="float" office:value="19" calcext:value-type="float">
            <text:p>19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9-09T16:55:50.71" calcext:value-type="date">
            <text:p>09/09/19 16: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9-09T17:13:43.88" calcext:value-type="date">
            <text:p>09/09/19 17:13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964012" calcext:value-type="float">
            <text:p>2964012</text:p>
          </table:table-cell>
          <table:table-cell office:value-type="float" office:value="19" calcext:value-type="float">
            <text:p>19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09T17:33:32.637" calcext:value-type="date">
            <text:p>09/09/19 17:3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09T17:34:12.297" calcext:value-type="date">
            <text:p>09/09/19 17:34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034897" calcext:value-type="float">
            <text:p>303489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9-10T16:45:18.603" calcext:value-type="date">
            <text:p>10/09/19 16:4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9-10T16:45:18.603" calcext:value-type="date">
            <text:p>10/09/19 16:45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208548" calcext:value-type="float">
            <text:p>3208548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9-10T16:44:36.42" calcext:value-type="date">
            <text:p>10/09/19 16:4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9-10T16:44:36.42" calcext:value-type="date">
            <text:p>10/09/19 16:44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034897" calcext:value-type="float">
            <text:p>3034897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9-10T16:50:50.137" calcext:value-type="date">
            <text:p>10/09/19 16:5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9-10T17:02:41.7" calcext:value-type="date">
            <text:p>10/09/19 17:02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034897" calcext:value-type="float">
            <text:p>3034897</text:p>
          </table:table-cell>
          <table:table-cell office:value-type="float" office:value="19" calcext:value-type="float">
            <text:p>19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9-10T16:50:34.23" calcext:value-type="date">
            <text:p>10/09/19 16:5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9-10T16:50:34.23" calcext:value-type="date">
            <text:p>10/09/19 16:50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208548" calcext:value-type="float">
            <text:p>3208548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9-10T17:11:25.923" calcext:value-type="date">
            <text:p>10/09/19 17:1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9-10T17:16:49.7" calcext:value-type="date">
            <text:p>10/09/19 17:16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426814" calcext:value-type="float">
            <text:p>34268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9-10T17:11:52.72" calcext:value-type="date">
            <text:p>10/09/19 17:1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09-10T17:26:35.7" calcext:value-type="date">
            <text:p>10/09/19 17:26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96962" calcext:value-type="float">
            <text:p>1796962</text:p>
          </table:table-cell>
          <table:table-cell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18T09:43:21.63" calcext:value-type="date">
            <text:p>18/09/19 09:4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18T09:43:21.63" calcext:value-type="date">
            <text:p>18/09/19 09:43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64012" calcext:value-type="float">
            <text:p>29640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18T09:43:50.78" calcext:value-type="date">
            <text:p>18/09/19 09:4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18T09:43:50.78" calcext:value-type="date">
            <text:p>18/09/19 09:43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034897" calcext:value-type="float">
            <text:p>303489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18T09:44:42.18" calcext:value-type="date">
            <text:p>18/09/19 09:4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18T09:44:42.18" calcext:value-type="date">
            <text:p>18/09/19 09:44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160115" calcext:value-type="float">
            <text:p>3160115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18T09:45:30.987" calcext:value-type="date">
            <text:p>18/09/19 09:4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18T09:45:30.987" calcext:value-type="date">
            <text:p>18/09/19 09:45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34897" calcext:value-type="float">
            <text:p>3034897</text:p>
          </table:table-cell>
          <table:table-cell office:value-type="float" office:value="19" calcext:value-type="float">
            <text:p>19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18T10:44:24.653" calcext:value-type="date">
            <text:p>18/09/19 10:4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18T10:46:27.343" calcext:value-type="date">
            <text:p>18/09/19 10:46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160115" calcext:value-type="float">
            <text:p>3160115</text:p>
          </table:table-cell>
          <table:table-cell office:value-type="float" office:value="17" calcext:value-type="float">
            <text:p>17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B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18T10:46:10.48" calcext:value-type="date">
            <text:p>18/09/19 10:4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18T10:46:10.48" calcext:value-type="date">
            <text:p>18/09/19 10:46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160115" calcext:value-type="float">
            <text:p>31601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B</text:p>
          </table:table-cell>
          <table:table-cell office:value-type="float" office:value="0" calcext:value-type="float">
            <text:p>0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18T10:44:44.3" calcext:value-type="date">
            <text:p>18/09/19 10:4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18T10:45:49.043" calcext:value-type="date">
            <text:p>18/09/19 10:45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749173" calcext:value-type="float">
            <text:p>274917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18T12:12:11.297" calcext:value-type="date">
            <text:p>18/09/19 12:1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18T15:59:33.52" calcext:value-type="date">
            <text:p>18/09/19 15:59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382351" calcext:value-type="float">
            <text:p>3382351</text:p>
          </table:table-cell>
          <table:table-cell office:value-type="float" office:value="41" calcext:value-type="float">
            <text:p>41</text:p>
          </table:table-cell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18T12:12:34.257" calcext:value-type="date">
            <text:p>18/09/19 12:1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18T15:59:53.607" calcext:value-type="date">
            <text:p>18/09/19 15:59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426814" calcext:value-type="float">
            <text:p>3426814</text:p>
          </table:table-cell>
          <table:table-cell office:value-type="float" office:value="19" calcext:value-type="float">
            <text:p>1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18T11:58:52.81" calcext:value-type="date">
            <text:p>18/09/19 11:5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18T11:58:52.81" calcext:value-type="date">
            <text:p>18/09/19 11:58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333999" calcext:value-type="float">
            <text:p>3333999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18T17:50:00.08" calcext:value-type="date">
            <text:p>18/09/19 17:5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18T18:20:16.577" calcext:value-type="date">
            <text:p>18/09/19 18:20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333999" calcext:value-type="float">
            <text:p>3333999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18T18:18:11.377" calcext:value-type="date">
            <text:p>18/09/19 18:1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19T17:59:05.573" calcext:value-type="date">
            <text:p>19/09/19 17:59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796962" calcext:value-type="float">
            <text:p>1796962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19T17:56:02.473" calcext:value-type="date">
            <text:p>19/09/19 17:5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19T17:56:02.473" calcext:value-type="date">
            <text:p>19/09/19 17:56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804677" calcext:value-type="float">
            <text:p>1804677</text:p>
          </table:table-cell>
          <table:table-cell office:value-type="float" office:value="41" calcext:value-type="float">
            <text:p>41</text:p>
          </table:table-cell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19T17:55:28.843" calcext:value-type="date">
            <text:p>19/09/19 17: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19T17:55:28.843" calcext:value-type="date">
            <text:p>19/09/19 17:55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749173" calcext:value-type="float">
            <text:p>2749173</text:p>
          </table:table-cell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19T17:55:00.597" calcext:value-type="date">
            <text:p>19/09/19 17: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19T17:55:00.597" calcext:value-type="date">
            <text:p>19/09/19 17:55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86750" calcext:value-type="float">
            <text:p>686750</text:p>
          </table:table-cell>
          <table:table-cell office:value-type="float" office:value="44" calcext:value-type="float">
            <text:p>44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20T10:13:49.38" calcext:value-type="date">
            <text:p>20/09/19 10:1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20T10:28:45.227" calcext:value-type="date">
            <text:p>20/09/19 10:28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75012" calcext:value-type="float">
            <text:p>1175012</text:p>
          </table:table-cell>
          <table:table-cell office:value-type="float" office:value="44" calcext:value-type="float">
            <text:p>44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20T10:12:04.99" calcext:value-type="date">
            <text:p>20/09/19 10:1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20T10:14:45.797" calcext:value-type="date">
            <text:p>20/09/19 10:14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661508" calcext:value-type="float">
            <text:p>2661508</text:p>
          </table:table-cell>
          <table:table-cell office:value-type="float" office:value="6" calcext:value-type="float">
            <text:p>6</text:p>
          </table:table-cell>
          <table:table-cell office:value-type="float" office:value="310" calcext:value-type="float">
            <text:p>3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20T10:15:47.293" calcext:value-type="date">
            <text:p>20/09/19 10:1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20T10:15:47.293" calcext:value-type="date">
            <text:p>20/09/19 10:15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956676" calcext:value-type="float">
            <text:p>2956676</text:p>
          </table:table-cell>
          <table:table-cell office:value-type="float" office:value="4" calcext:value-type="float">
            <text:p>4</text:p>
          </table:table-cell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20T10:17:05.297" calcext:value-type="date">
            <text:p>20/09/19 10:1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20T10:17:05.297" calcext:value-type="date">
            <text:p>20/09/19 10:17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235579" calcext:value-type="float">
            <text:p>3235579</text:p>
          </table:table-cell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B</text:p>
          </table:table-cell>
          <table:table-cell office:value-type="float" office:value="0" calcext:value-type="float">
            <text:p>0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0T16:38:05.34" calcext:value-type="date">
            <text:p>20/09/19 16:3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0T16:38:21.537" calcext:value-type="date">
            <text:p>20/09/19 16:38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208541" calcext:value-type="float">
            <text:p>3208541</text:p>
          </table:table-cell>
          <table:table-cell office:value-type="float" office:value="36" calcext:value-type="float">
            <text:p>36</text:p>
          </table:table-cell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B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3T11:06:53.69" calcext:value-type="date">
            <text:p>23/09/19 11: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3T11:06:53.69" calcext:value-type="date">
            <text:p>23/09/19 11:06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08541" calcext:value-type="float">
            <text:p>3208541</text:p>
          </table:table-cell>
          <table:table-cell office:value-type="float" office:value="36" calcext:value-type="float">
            <text:p>36</text:p>
          </table:table-cell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B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3T11:06:53.693" calcext:value-type="date">
            <text:p>23/09/19 11: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3T11:06:53.693" calcext:value-type="date">
            <text:p>23/09/19 11:06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208541" calcext:value-type="float">
            <text:p>3208541</text:p>
          </table:table-cell>
          <table:table-cell office:value-type="float" office:value="36" calcext:value-type="float">
            <text:p>36</text:p>
          </table:table-cell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B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3T11:06:53.693" calcext:value-type="date">
            <text:p>23/09/19 11: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3T11:06:53.693" calcext:value-type="date">
            <text:p>23/09/19 11:06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208541" calcext:value-type="float">
            <text:p>3208541</text:p>
          </table:table-cell>
          <table:table-cell office:value-type="float" office:value="36" calcext:value-type="float">
            <text:p>36</text:p>
          </table:table-cell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B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3T11:06:54.223" calcext:value-type="date">
            <text:p>23/09/19 11: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3T11:06:54.223" calcext:value-type="date">
            <text:p>23/09/19 11:06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208541" calcext:value-type="float">
            <text:p>3208541</text:p>
          </table:table-cell>
          <table:table-cell office:value-type="float" office:value="36" calcext:value-type="float">
            <text:p>36</text:p>
          </table:table-cell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B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3T11:06:55" calcext:value-type="date">
            <text:p>23/09/19 11: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3T11:06:55" calcext:value-type="date">
            <text:p>23/09/19 11:06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208541" calcext:value-type="float">
            <text:p>3208541</text:p>
          </table:table-cell>
          <table:table-cell office:value-type="float" office:value="36" calcext:value-type="float">
            <text:p>36</text:p>
          </table:table-cell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B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3T11:06:55.003" calcext:value-type="date">
            <text:p>23/09/19 11: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3T11:06:55.003" calcext:value-type="date">
            <text:p>23/09/19 11:06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208541" calcext:value-type="float">
            <text:p>3208541</text:p>
          </table:table-cell>
          <table:table-cell office:value-type="float" office:value="36" calcext:value-type="float">
            <text:p>36</text:p>
          </table:table-cell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3T11:06:55.007" calcext:value-type="date">
            <text:p>23/09/19 11: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3T11:09:47.46" calcext:value-type="date">
            <text:p>23/09/19 11:09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208541" calcext:value-type="float">
            <text:p>3208541</text:p>
          </table:table-cell>
          <table:table-cell office:value-type="float" office:value="38" calcext:value-type="float">
            <text:p>38</text:p>
          </table:table-cell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3T11:10:27.643" calcext:value-type="date">
            <text:p>23/09/19 11:1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3T11:10:49.45" calcext:value-type="date">
            <text:p>23/09/19 11:10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208541" calcext:value-type="float">
            <text:p>3208541</text:p>
          </table:table-cell>
          <table:table-cell office:value-type="float" office:value="36" calcext:value-type="float">
            <text:p>36</text:p>
          </table:table-cell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B</text:p>
          </table:table-cell>
          <table:table-cell office:value-type="float" office:value="0" calcext:value-type="float">
            <text:p>0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3T11:06:55.01" calcext:value-type="date">
            <text:p>23/09/19 11: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3T12:27:15.59" calcext:value-type="date">
            <text:p>23/09/19 12:27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382351" calcext:value-type="float">
            <text:p>3382351</text:p>
          </table:table-cell>
          <table:table-cell office:value-type="float" office:value="35" calcext:value-type="float">
            <text:p>35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B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3T12:28:03.743" calcext:value-type="date">
            <text:p>23/09/19 12:2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3T12:28:03.743" calcext:value-type="date">
            <text:p>23/09/19 12:28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208541" calcext:value-type="float">
            <text:p>3208541</text:p>
          </table:table-cell>
          <table:table-cell office:value-type="float" office:value="4" calcext:value-type="float">
            <text:p>4</text:p>
          </table:table-cell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B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17T18:17:46.967" calcext:value-type="date">
            <text:p>17/10/19 18:1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17T18:18:00.063" calcext:value-type="date">
            <text:p>17/10/19 18:18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208541" calcext:value-type="float">
            <text:p>3208541</text:p>
          </table:table-cell>
          <table:table-cell office:value-type="float" office:value="36" calcext:value-type="float">
            <text:p>36</text:p>
          </table:table-cell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B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3T11:06:55.047" calcext:value-type="date">
            <text:p>23/09/19 11: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3T11:06:55.047" calcext:value-type="date">
            <text:p>23/09/19 11:06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382351" calcext:value-type="float">
            <text:p>3382351</text:p>
          </table:table-cell>
          <table:table-cell office:value-type="float" office:value="35" calcext:value-type="float">
            <text:p>35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3T12:30:55.52" calcext:value-type="date">
            <text:p>23/09/19 12:3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3T17:18:44.61" calcext:value-type="date">
            <text:p>23/09/19 17:18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382351" calcext:value-type="float">
            <text:p>3382351</text:p>
          </table:table-cell>
          <table:table-cell office:value-type="float" office:value="41" calcext:value-type="float">
            <text:p>4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3T12:51:45.71" calcext:value-type="date">
            <text:p>23/09/19 12:5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3T12:51:45.71" calcext:value-type="date">
            <text:p>23/09/19 12:51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382351" calcext:value-type="float">
            <text:p>3382351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3T12:57:51.277" calcext:value-type="date">
            <text:p>23/09/19 12:5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3T12:57:51.277" calcext:value-type="date">
            <text:p>23/09/19 12:57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382351" calcext:value-type="float">
            <text:p>3382351</text:p>
          </table:table-cell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3T12:58:16.643" calcext:value-type="date">
            <text:p>23/09/19 12:5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3T13:12:33.407" calcext:value-type="date">
            <text:p>23/09/19 13:12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382351" calcext:value-type="float">
            <text:p>3382351</text:p>
          </table:table-cell>
          <table:table-cell office:value-type="float" office:value="35" calcext:value-type="float">
            <text:p>35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3T13:01:35.37" calcext:value-type="date">
            <text:p>23/09/19 13: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3T13:01:35.37" calcext:value-type="date">
            <text:p>23/09/19 13:01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382351" calcext:value-type="float">
            <text:p>3382351</text:p>
          </table:table-cell>
          <table:table-cell office:value-type="float" office:value="43" calcext:value-type="float">
            <text:p>43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3T13:02:43.577" calcext:value-type="date">
            <text:p>23/09/19 13: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3T13:02:43.577" calcext:value-type="date">
            <text:p>23/09/19 13:02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4677" calcext:value-type="float">
            <text:p>1804677</text:p>
          </table:table-cell>
          <table:table-cell office:value-type="float" office:value="33" calcext:value-type="float">
            <text:p>3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3T17:16:30.933" calcext:value-type="date">
            <text:p>23/09/19 17: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3T17:16:30.933" calcext:value-type="date">
            <text:p>23/09/19 17:16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964012" calcext:value-type="float">
            <text:p>2964012</text:p>
          </table:table-cell>
          <table:table-cell office:value-type="float" office:value="42" calcext:value-type="float">
            <text:p>42</text:p>
          </table:table-cell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5T17:35:06.987" calcext:value-type="date">
            <text:p>25/09/19 17:3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5T17:35:23.43" calcext:value-type="date">
            <text:p>25/09/19 17:35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034897" calcext:value-type="float">
            <text:p>303489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5T17:36:26.457" calcext:value-type="date">
            <text:p>25/09/19 17:3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5T17:36:26.457" calcext:value-type="date">
            <text:p>25/09/19 17:36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749173" calcext:value-type="float">
            <text:p>274917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6T13:23:08.277" calcext:value-type="date">
            <text:p>26/09/19 13:2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6T17:06:59.12" calcext:value-type="date">
            <text:p>26/09/19 17:06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034897" calcext:value-type="float">
            <text:p>3034897</text:p>
          </table:table-cell>
          <table:table-cell office:value-type="float" office:value="33" calcext:value-type="float">
            <text:p>33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6T13:20:56.043" calcext:value-type="date">
            <text:p>26/09/19 13:2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6T13:20:56.043" calcext:value-type="date">
            <text:p>26/09/19 13:20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208548" calcext:value-type="float">
            <text:p>3208548</text:p>
          </table:table-cell>
          <table:table-cell office:value-type="float" office:value="42" calcext:value-type="float">
            <text:p>4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6T13:21:59.417" calcext:value-type="date">
            <text:p>26/09/19 13:2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6T13:21:59.417" calcext:value-type="date">
            <text:p>26/09/19 13:21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796962" calcext:value-type="float">
            <text:p>1796962</text:p>
          </table:table-cell>
          <table:table-cell office:value-type="float" office:value="41" calcext:value-type="float">
            <text:p>41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6T16:01:38.003" calcext:value-type="date">
            <text:p>26/09/19 16: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6T17:19:26.54" calcext:value-type="date">
            <text:p>26/09/19 17:19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804677" calcext:value-type="float">
            <text:p>1804677</text:p>
          </table:table-cell>
          <table:table-cell office:value-type="float" office:value="39" calcext:value-type="float">
            <text:p>39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6T16:01:06.043" calcext:value-type="date">
            <text:p>26/09/19 16: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6T16:01:06.043" calcext:value-type="date">
            <text:p>26/09/19 16:01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235579" calcext:value-type="float">
            <text:p>3235579</text:p>
          </table:table-cell>
          <table:table-cell office:value-type="float" office:value="23" calcext:value-type="float">
            <text:p>23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6T16:00:39.313" calcext:value-type="date">
            <text:p>26/09/19 16: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6T16:00:39.313" calcext:value-type="date">
            <text:p>26/09/19 16:00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208541" calcext:value-type="float">
            <text:p>3208541</text:p>
          </table:table-cell>
          <table:table-cell office:value-type="float" office:value="35" calcext:value-type="float">
            <text:p>3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6T16:50:51.643" calcext:value-type="date">
            <text:p>26/09/19 16:5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6T16:50:51.643" calcext:value-type="date">
            <text:p>26/09/19 16:50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382351" calcext:value-type="float">
            <text:p>3382351</text:p>
          </table:table-cell>
          <table:table-cell office:value-type="float" office:value="19" calcext:value-type="float">
            <text:p>1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6T16:55:31.64" calcext:value-type="date">
            <text:p>26/09/19 16: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6T16:56:39.203" calcext:value-type="date">
            <text:p>26/09/19 16:56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796962" calcext:value-type="float">
            <text:p>1796962</text:p>
          </table:table-cell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6T19:04:18.693" calcext:value-type="date">
            <text:p>26/09/19 19:0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2T16:04:07.857" calcext:value-type="date">
            <text:p>02/10/19 16:04</text:p>
          </table:table-cell>
          <table:table-cell office:value-type="string" calcext:value-type="string">
            <text:p>PC101523822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113744" calcext:value-type="float">
            <text:p>3113744</text:p>
          </table:table-cell>
          <table:table-cell office:value-type="float" office:value="21" calcext:value-type="float">
            <text:p>21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6T19:21:41.61" calcext:value-type="date">
            <text:p>26/09/19 19:2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2T16:04:22.877" calcext:value-type="date">
            <text:p>02/10/19 16:04</text:p>
          </table:table-cell>
          <table:table-cell office:value-type="string" calcext:value-type="string">
            <text:p>PC101523822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113744" calcext:value-type="float">
            <text:p>3113744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6T19:22:52.37" calcext:value-type="date">
            <text:p>26/09/19 19:2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6T19:23:28.657" calcext:value-type="date">
            <text:p>26/09/19 19:23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964012" calcext:value-type="float">
            <text:p>2964012</text:p>
          </table:table-cell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6T19:29:24.987" calcext:value-type="date">
            <text:p>26/09/19 19:2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6T19:29:24.987" calcext:value-type="date">
            <text:p>26/09/19 19:29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964012" calcext:value-type="float">
            <text:p>2964012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6T21:41:19.81" calcext:value-type="date">
            <text:p>26/09/19 21:4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6T22:23:28.937" calcext:value-type="date">
            <text:p>26/09/19 22:23</text:p>
          </table:table-cell>
          <table:table-cell office:value-type="string" calcext:value-type="string">
            <text:p>PC101523822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964012" calcext:value-type="float">
            <text:p>296401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6T21:41:56.767" calcext:value-type="date">
            <text:p>26/09/19 21:4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6T21:41:56.767" calcext:value-type="date">
            <text:p>26/09/19 21:41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235579" calcext:value-type="float">
            <text:p>3235579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6T21:40:41.75" calcext:value-type="date">
            <text:p>26/09/19 21:4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6T21:40:41.75" calcext:value-type="date">
            <text:p>26/09/19 21:40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429776" calcext:value-type="float">
            <text:p>242977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6T22:56:20.167" calcext:value-type="date">
            <text:p>26/09/19 22:5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2T17:04:42.37" calcext:value-type="date">
            <text:p>02/10/19 17:04</text:p>
          </table:table-cell>
          <table:table-cell office:value-type="string" calcext:value-type="string">
            <text:p>PC101523822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956675" calcext:value-type="float">
            <text:p>2956675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6T22:55:57.567" calcext:value-type="date">
            <text:p>26/09/19 22: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6T22:55:57.567" calcext:value-type="date">
            <text:p>26/09/19 22:55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382351" calcext:value-type="float">
            <text:p>3382351</text:p>
          </table:table-cell>
          <table:table-cell office:value-type="float" office:value="39" calcext:value-type="float">
            <text:p>39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6T22:56:51.277" calcext:value-type="date">
            <text:p>26/09/19 22:5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6T22:56:51.277" calcext:value-type="date">
            <text:p>26/09/19 22:56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429776" calcext:value-type="float">
            <text:p>2429776</text:p>
          </table:table-cell>
          <table:table-cell office:value-type="float" office:value="22" calcext:value-type="float">
            <text:p>22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7T09:39:45.16" calcext:value-type="date">
            <text:p>27/09/19 09:3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7T09:55:16.27" calcext:value-type="date">
            <text:p>27/09/19 09:55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113744" calcext:value-type="float">
            <text:p>311374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7T09:41:18.473" calcext:value-type="date">
            <text:p>27/09/19 09:4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7T09:41:18.473" calcext:value-type="date">
            <text:p>27/09/19 09:41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235579" calcext:value-type="float">
            <text:p>3235579</text:p>
          </table:table-cell>
          <table:table-cell office:value-type="float" office:value="21" calcext:value-type="float">
            <text:p>21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7T09:38:22.973" calcext:value-type="date">
            <text:p>27/09/19 09:3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09-27T09:59:41.543" calcext:value-type="date">
            <text:p>27/09/19 09:59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956675" calcext:value-type="float">
            <text:p>2956675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27T11:22:34.857" calcext:value-type="date">
            <text:p>27/09/19 11:2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27T11:22:34.857" calcext:value-type="date">
            <text:p>27/09/19 11:22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964012" calcext:value-type="float">
            <text:p>296401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27T11:22:10.877" calcext:value-type="date">
            <text:p>27/09/19 11:2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27T11:22:43.293" calcext:value-type="date">
            <text:p>27/09/19 11:22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964012" calcext:value-type="float">
            <text:p>2964012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27T11:22:15" calcext:value-type="date">
            <text:p>27/09/19 11:2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27T11:22:49.37" calcext:value-type="date">
            <text:p>27/09/19 11:22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113744" calcext:value-type="float">
            <text:p>3113744</text:p>
          </table:table-cell>
          <table:table-cell office:value-type="float" office:value="2" calcext:value-type="float">
            <text:p>2</text:p>
          </table:table-cell>
          <table:table-cell office:value-type="float" office:value="301" calcext:value-type="float">
            <text:p>3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09:46:38.187" calcext:value-type="date">
            <text:p>30/09/19 09:4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09:51:57.43" calcext:value-type="date">
            <text:p>30/09/19 09:51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245723" calcext:value-type="float">
            <text:p>3245723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09:46:18.9" calcext:value-type="date">
            <text:p>30/09/19 09:4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09:46:18.9" calcext:value-type="date">
            <text:p>30/09/19 09:46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335711" calcext:value-type="float">
            <text:p>3335711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09:46:00.177" calcext:value-type="date">
            <text:p>30/09/19 09:4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09:55:15.12" calcext:value-type="date">
            <text:p>30/09/19 09:55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113744" calcext:value-type="float">
            <text:p>3113744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0:00:02.447" calcext:value-type="date">
            <text:p>30/09/19 10: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10-02T12:37:40.27" calcext:value-type="date">
            <text:p>02/10/19 12:37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245723" calcext:value-type="float">
            <text:p>3245723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09:59:47.95" calcext:value-type="date">
            <text:p>30/09/19 09:5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09:59:47.95" calcext:value-type="date">
            <text:p>30/09/19 09:59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335711" calcext:value-type="float">
            <text:p>333571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09:59:25.547" calcext:value-type="date">
            <text:p>30/09/19 09:5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09:59:25.547" calcext:value-type="date">
            <text:p>30/09/19 09:59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749173" calcext:value-type="float">
            <text:p>2749173</text:p>
          </table:table-cell>
          <table:table-cell office:value-type="float" office:value="44" calcext:value-type="float">
            <text:p>44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0:01:54.413" calcext:value-type="date">
            <text:p>30/09/19 10: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0:17:11.117" calcext:value-type="date">
            <text:p>30/09/19 10:17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956675" calcext:value-type="float">
            <text:p>2956675</text:p>
          </table:table-cell>
          <table:table-cell office:value-type="float" office:value="44" calcext:value-type="float">
            <text:p>4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0:01:40.173" calcext:value-type="date">
            <text:p>30/09/19 10: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0:17:14.96" calcext:value-type="date">
            <text:p>30/09/19 10:17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13744" calcext:value-type="float">
            <text:p>3113744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0:01:26.1" calcext:value-type="date">
            <text:p>30/09/19 10: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0:01:26.1" calcext:value-type="date">
            <text:p>30/09/19 10:01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749173" calcext:value-type="float">
            <text:p>2749173</text:p>
          </table:table-cell>
          <table:table-cell office:value-type="float" office:value="19" calcext:value-type="float">
            <text:p>19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0:06:51.887" calcext:value-type="date">
            <text:p>30/09/19 10: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0:11:31.273" calcext:value-type="date">
            <text:p>30/09/19 10:11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956675" calcext:value-type="float">
            <text:p>2956675</text:p>
          </table:table-cell>
          <table:table-cell office:value-type="float" office:value="19" calcext:value-type="float">
            <text:p>1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0:06:37.82" calcext:value-type="date">
            <text:p>30/09/19 10: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0:06:37.82" calcext:value-type="date">
            <text:p>30/09/19 10:06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113744" calcext:value-type="float">
            <text:p>3113744</text:p>
          </table:table-cell>
          <table:table-cell office:value-type="float" office:value="19" calcext:value-type="float">
            <text:p>19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0:06:24.77" calcext:value-type="date">
            <text:p>30/09/19 10: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0:11:38.753" calcext:value-type="date">
            <text:p>30/09/19 10:11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804677" calcext:value-type="float">
            <text:p>1804677</text:p>
          </table:table-cell>
          <table:table-cell office:value-type="float" office:value="44" calcext:value-type="float">
            <text:p>44</text:p>
          </table:table-cell>
          <table:table-cell office:value-type="float" office:value="502" calcext:value-type="float">
            <text:p>5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0:49:54.413" calcext:value-type="date">
            <text:p>30/09/19 10:4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1:03:34.513" calcext:value-type="date">
            <text:p>30/09/19 11:03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429776" calcext:value-type="float">
            <text:p>2429776</text:p>
          </table:table-cell>
          <table:table-cell office:value-type="float" office:value="44" calcext:value-type="float">
            <text:p>44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0:49:09.17" calcext:value-type="date">
            <text:p>30/09/19 10:4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0:49:09.17" calcext:value-type="date">
            <text:p>30/09/19 10:49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749173" calcext:value-type="float">
            <text:p>2749173</text:p>
          </table:table-cell>
          <table:table-cell office:value-type="float" office:value="44" calcext:value-type="float">
            <text:p>44</text:p>
          </table:table-cell>
          <table:table-cell office:value-type="float" office:value="301" calcext:value-type="float">
            <text:p>3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0:48:42.023" calcext:value-type="date">
            <text:p>30/09/19 10:4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1:10:22.16" calcext:value-type="date">
            <text:p>30/09/19 11:10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956675" calcext:value-type="float">
            <text:p>2956675</text:p>
          </table:table-cell>
          <table:table-cell office:value-type="float" office:value="44" calcext:value-type="float">
            <text:p>44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0:48:20.32" calcext:value-type="date">
            <text:p>30/09/19 10:4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0:53:12.37" calcext:value-type="date">
            <text:p>30/09/19 10:53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113744" calcext:value-type="float">
            <text:p>3113744</text:p>
          </table:table-cell>
          <table:table-cell office:value-type="float" office:value="44" calcext:value-type="float">
            <text:p>44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0:48:05.12" calcext:value-type="date">
            <text:p>30/09/19 10:4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1:03:43.967" calcext:value-type="date">
            <text:p>30/09/19 11:03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804677" calcext:value-type="float">
            <text:p>1804677</text:p>
          </table:table-cell>
          <table:table-cell office:value-type="float" office:value="44" calcext:value-type="float">
            <text:p>44</text:p>
          </table:table-cell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4:15:29.99" calcext:value-type="date">
            <text:p>30/09/19 14:1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5:11:42.4" calcext:value-type="date">
            <text:p>30/09/19 15:11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429776" calcext:value-type="float">
            <text:p>2429776</text:p>
          </table:table-cell>
          <table:table-cell office:value-type="float" office:value="44" calcext:value-type="float">
            <text:p>44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4:15:07.067" calcext:value-type="date">
            <text:p>30/09/19 14:1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4:15:07.067" calcext:value-type="date">
            <text:p>30/09/19 14:15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749173" calcext:value-type="float">
            <text:p>2749173</text:p>
          </table:table-cell>
          <table:table-cell office:value-type="float" office:value="44" calcext:value-type="float">
            <text:p>44</text:p>
          </table:table-cell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4:14:45.757" calcext:value-type="date">
            <text:p>30/09/19 14:1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5:11:55.66" calcext:value-type="date">
            <text:p>30/09/19 15:11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956675" calcext:value-type="float">
            <text:p>2956675</text:p>
          </table:table-cell>
          <table:table-cell office:value-type="float" office:value="44" calcext:value-type="float">
            <text:p>4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4:14:19.323" calcext:value-type="date">
            <text:p>30/09/19 14:1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4:14:19.323" calcext:value-type="date">
            <text:p>30/09/19 14:14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113744" calcext:value-type="float">
            <text:p>3113744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4:13:49.063" calcext:value-type="date">
            <text:p>30/09/19 14:1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4:13:49.063" calcext:value-type="date">
            <text:p>30/09/19 14:13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034897" calcext:value-type="float">
            <text:p>3034897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5:04:59.617" calcext:value-type="date">
            <text:p>30/09/19 15:0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5:04:59.617" calcext:value-type="date">
            <text:p>30/09/19 15:05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208541" calcext:value-type="float">
            <text:p>3208541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5:05:18.223" calcext:value-type="date">
            <text:p>30/09/19 15:0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5:05:18.223" calcext:value-type="date">
            <text:p>30/09/19 15:05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333999" calcext:value-type="float">
            <text:p>3333999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5:05:40.977" calcext:value-type="date">
            <text:p>30/09/19 15:0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5:05:40.977" calcext:value-type="date">
            <text:p>30/09/19 15:05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426814" calcext:value-type="float">
            <text:p>3426814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5:06:11.51" calcext:value-type="date">
            <text:p>30/09/19 15: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5:06:11.51" calcext:value-type="date">
            <text:p>30/09/19 15:06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428438" calcext:value-type="float">
            <text:p>3428438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5:04:08.727" calcext:value-type="date">
            <text:p>30/09/19 15:0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5:04:08.727" calcext:value-type="date">
            <text:p>30/09/19 15:04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50437" calcext:value-type="float">
            <text:p>1050437</text:p>
          </table:table-cell>
          <table:table-cell office:value-type="float" office:value="2" calcext:value-type="float">
            <text:p>2</text:p>
          </table:table-cell>
          <table:table-cell office:value-type="float" office:value="801" calcext:value-type="float">
            <text:p>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6:22:34.387" calcext:value-type="date">
            <text:p>30/09/19 16:2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6:35:23.347" calcext:value-type="date">
            <text:p>30/09/19 16:35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804677" calcext:value-type="float">
            <text:p>1804677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5:24:54.853" calcext:value-type="date">
            <text:p>30/09/19 15:2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5:24:54.853" calcext:value-type="date">
            <text:p>30/09/19 15:24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429776" calcext:value-type="float">
            <text:p>2429776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5:24:35.453" calcext:value-type="date">
            <text:p>30/09/19 15:2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5:24:35.453" calcext:value-type="date">
            <text:p>30/09/19 15:24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749173" calcext:value-type="float">
            <text:p>2749173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5:24:17.047" calcext:value-type="date">
            <text:p>30/09/19 15:2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5:24:17.047" calcext:value-type="date">
            <text:p>30/09/19 15:24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956675" calcext:value-type="float">
            <text:p>2956675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5:23:49.92" calcext:value-type="date">
            <text:p>30/09/19 15:2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5:23:49.92" calcext:value-type="date">
            <text:p>30/09/19 15:23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113744" calcext:value-type="float">
            <text:p>311374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5:23:21.653" calcext:value-type="date">
            <text:p>30/09/19 15:2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09-30T15:23:21.653" calcext:value-type="date">
            <text:p>30/09/19 15:23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804677" calcext:value-type="float">
            <text:p>1804677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10-02T17:53:31.143" calcext:value-type="date">
            <text:p>02/10/19 17:5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10-02T18:00:25.18" calcext:value-type="date">
            <text:p>02/10/19 18:00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429776" calcext:value-type="float">
            <text:p>2429776</text:p>
          </table:table-cell>
          <table:table-cell office:value-type="float" office:value="2" calcext:value-type="float">
            <text:p>2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10-02T17:54:50.67" calcext:value-type="date">
            <text:p>02/10/19 17:5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10-02T17:58:34.2" calcext:value-type="date">
            <text:p>02/10/19 17:58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749173" calcext:value-type="float">
            <text:p>2749173</text:p>
          </table:table-cell>
          <table:table-cell office:value-type="float" office:value="2" calcext:value-type="float">
            <text:p>2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10-02T17:54:38.253" calcext:value-type="date">
            <text:p>02/10/19 17:5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10-02T18:00:32.783" calcext:value-type="date">
            <text:p>02/10/19 18:00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956675" calcext:value-type="float">
            <text:p>2956675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10-02T17:54:18.097" calcext:value-type="date">
            <text:p>02/10/19 17:5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10-02T17:54:18.097" calcext:value-type="date">
            <text:p>02/10/19 17:54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749173" calcext:value-type="float">
            <text:p>274917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3T15:38:36.217" calcext:value-type="date">
            <text:p>03/10/19 15:3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3T15:38:36.217" calcext:value-type="date">
            <text:p>03/10/19 15:38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429776" calcext:value-type="float">
            <text:p>242977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3T17:42:18.323" calcext:value-type="date">
            <text:p>03/10/19 17:4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3T17:51:50.23" calcext:value-type="date">
            <text:p>03/10/19 17:51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964012" calcext:value-type="float">
            <text:p>2964012</text:p>
          </table:table-cell>
          <table:table-cell office:value-type="float" office:value="26" calcext:value-type="float">
            <text:p>26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3T17:45:16.993" calcext:value-type="date">
            <text:p>03/10/19 17:4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3T17:53:02.59" calcext:value-type="date">
            <text:p>03/10/19 17:53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113744" calcext:value-type="float">
            <text:p>3113744</text:p>
          </table:table-cell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3T17:39:28.127" calcext:value-type="date">
            <text:p>03/10/19 17:3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4T15:26:26.253" calcext:value-type="date">
            <text:p>04/10/19 15:26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749173" calcext:value-type="float">
            <text:p>2749173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3T18:46:02.45" calcext:value-type="date">
            <text:p>03/10/19 18:4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4T17:52:19.163" calcext:value-type="date">
            <text:p>04/10/19 17:52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956675" calcext:value-type="float">
            <text:p>2956675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3T18:47:37.797" calcext:value-type="date">
            <text:p>03/10/19 18:4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4T17:51:58.173" calcext:value-type="date">
            <text:p>04/10/19 17:51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964012" calcext:value-type="float">
            <text:p>2964012</text:p>
          </table:table-cell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3T18:44:29.783" calcext:value-type="date">
            <text:p>03/10/19 18:4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4T17:51:27.033" calcext:value-type="date">
            <text:p>04/10/19 17:51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034897" calcext:value-type="float">
            <text:p>3034897</text:p>
          </table:table-cell>
          <table:table-cell office:value-type="float" office:value="32" calcext:value-type="float">
            <text:p>32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3T18:47:10.91" calcext:value-type="date">
            <text:p>03/10/19 18:4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3T18:47:10.91" calcext:value-type="date">
            <text:p>03/10/19 18:47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429776" calcext:value-type="float">
            <text:p>2429776</text:p>
          </table:table-cell>
          <table:table-cell office:value-type="float" office:value="39" calcext:value-type="float">
            <text:p>3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4T09:57:53.81" calcext:value-type="date">
            <text:p>04/10/19 09:5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4T09:57:53.81" calcext:value-type="date">
            <text:p>04/10/19 09:57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034897" calcext:value-type="float">
            <text:p>303489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4T09:59:08.743" calcext:value-type="date">
            <text:p>04/10/19 09:5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4T09:59:08.743" calcext:value-type="date">
            <text:p>04/10/19 09:59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235579" calcext:value-type="float">
            <text:p>323557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4T09:58:24.987" calcext:value-type="date">
            <text:p>04/10/19 09:5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4T09:58:24.987" calcext:value-type="date">
            <text:p>04/10/19 09:58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796962" calcext:value-type="float">
            <text:p>1796962</text:p>
          </table:table-cell>
          <table:table-cell office:value-type="float" office:value="22" calcext:value-type="float">
            <text:p>22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7T10:03:26.343" calcext:value-type="date">
            <text:p>07/10/19 10:0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7T11:07:57.443" calcext:value-type="date">
            <text:p>07/10/19 11:07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034897" calcext:value-type="float">
            <text:p>303489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7T10:04:51.497" calcext:value-type="date">
            <text:p>07/10/19 10:0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7T10:04:51.497" calcext:value-type="date">
            <text:p>07/10/19 10:04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113744" calcext:value-type="float">
            <text:p>3113744</text:p>
          </table:table-cell>
          <table:table-cell office:value-type="float" office:value="35" calcext:value-type="float">
            <text:p>35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7T10:03:02.04" calcext:value-type="date">
            <text:p>07/10/19 10:0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7T10:38:37.66" calcext:value-type="date">
            <text:p>07/10/19 10:38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426814" calcext:value-type="float">
            <text:p>3426814</text:p>
          </table:table-cell>
          <table:table-cell office:value-type="float" office:value="41" calcext:value-type="float">
            <text:p>41</text:p>
          </table:table-cell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7T10:02:43.827" calcext:value-type="date">
            <text:p>07/10/19 10: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7T10:02:43.827" calcext:value-type="date">
            <text:p>07/10/19 10:02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749173" calcext:value-type="float">
            <text:p>2749173</text:p>
          </table:table-cell>
          <table:table-cell office:value-type="float" office:value="19" calcext:value-type="float">
            <text:p>19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7T11:12:46.253" calcext:value-type="date">
            <text:p>07/10/19 11:1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7T12:13:27.78" calcext:value-type="date">
            <text:p>07/10/19 12:13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749173" calcext:value-type="float">
            <text:p>2749173</text:p>
          </table:table-cell>
          <table:table-cell office:value-type="float" office:value="26" calcext:value-type="float">
            <text:p>26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7T11:23:06.123" calcext:value-type="date">
            <text:p>07/10/19 11:2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7T11:23:06.123" calcext:value-type="date">
            <text:p>07/10/19 11:23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235579" calcext:value-type="float">
            <text:p>3235579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7T11:23:35.28" calcext:value-type="date">
            <text:p>07/10/19 11:2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7T11:25:57.16" calcext:value-type="date">
            <text:p>07/10/19 11:25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96962" calcext:value-type="float">
            <text:p>1796962</text:p>
          </table:table-cell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9T11:56:17.59" calcext:value-type="date">
            <text:p>09/10/19 11:5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9T11:56:17.59" calcext:value-type="date">
            <text:p>09/10/19 11:56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426814" calcext:value-type="float">
            <text:p>342681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9T11:58:33.7" calcext:value-type="date">
            <text:p>09/10/19 11:5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9T11:58:33.7" calcext:value-type="date">
            <text:p>09/10/19 11:58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429776" calcext:value-type="float">
            <text:p>2429776</text:p>
          </table:table-cell>
          <table:table-cell office:value-type="float" office:value="42" calcext:value-type="float">
            <text:p>42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9T11:59:19.3" calcext:value-type="date">
            <text:p>09/10/19 11:5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9T11:59:19.3" calcext:value-type="date">
            <text:p>09/10/19 11:59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034897" calcext:value-type="float">
            <text:p>303489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9T12:00:03.773" calcext:value-type="date">
            <text:p>09/10/19 12: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9T12:00:03.773" calcext:value-type="date">
            <text:p>09/10/19 12:00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00063" calcext:value-type="float">
            <text:p>1000063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9T16:24:07.31" calcext:value-type="date">
            <text:p>09/10/19 16:2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9T16:24:07.31" calcext:value-type="date">
            <text:p>09/10/19 16:24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00256" calcext:value-type="float">
            <text:p>1000256</text:p>
          </table:table-cell>
          <table:table-cell office:value-type="float" office:value="38" calcext:value-type="float">
            <text:p>38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9T16:25:00.353" calcext:value-type="date">
            <text:p>09/10/19 16:2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9T16:25:00.353" calcext:value-type="date">
            <text:p>09/10/19 16:25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0063" calcext:value-type="float">
            <text:p>100006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9T16:41:14.13" calcext:value-type="date">
            <text:p>09/10/19 16:4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9T16:41:14.13" calcext:value-type="date">
            <text:p>09/10/19 16:41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00256" calcext:value-type="float">
            <text:p>1000256</text:p>
          </table:table-cell>
          <table:table-cell office:value-type="float" office:value="16" calcext:value-type="float">
            <text:p>16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9T16:45:33.62" calcext:value-type="date">
            <text:p>09/10/19 16:4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9T16:45:33.62" calcext:value-type="date">
            <text:p>09/10/19 16:45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99940" calcext:value-type="float">
            <text:p>99994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9T17:23:09.173" calcext:value-type="date">
            <text:p>09/10/19 17:2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9T17:27:04.757" calcext:value-type="date">
            <text:p>09/10/19 17:27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99940" calcext:value-type="float">
            <text:p>999940</text:p>
          </table:table-cell>
          <table:table-cell office:value-type="float" office:value="41" calcext:value-type="float">
            <text:p>41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9T17:23:38.013" calcext:value-type="date">
            <text:p>09/10/19 17:2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09T17:23:38.013" calcext:value-type="date">
            <text:p>09/10/19 17:23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00063" calcext:value-type="float">
            <text:p>1000063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11T15:47:53.07" calcext:value-type="date">
            <text:p>11/10/19 15:4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11T15:47:53.07" calcext:value-type="date">
            <text:p>11/10/19 15:47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00256" calcext:value-type="float">
            <text:p>100025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11T15:45:58.673" calcext:value-type="date">
            <text:p>11/10/19 15:4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11T15:45:58.673" calcext:value-type="date">
            <text:p>11/10/19 15:45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041746" calcext:value-type="float">
            <text:p>304174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11T15:48:31.99" calcext:value-type="date">
            <text:p>11/10/19 15:4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11T15:48:31.99" calcext:value-type="date">
            <text:p>11/10/19 15:48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235579" calcext:value-type="float">
            <text:p>3235579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11T16:57:13.89" calcext:value-type="date">
            <text:p>11/10/19 16:5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11T16:57:13.89" calcext:value-type="date">
            <text:p>11/10/19 16:57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235579" calcext:value-type="float">
            <text:p>3235579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666335" calcext:value-type="float">
            <text:p>666335</text:p>
          </table:table-cell>
          <table:table-cell office:value-type="date" office:date-value="2019-10-16T11:12:21.52" calcext:value-type="date">
            <text:p>16/10/19 11:1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66335" calcext:value-type="float">
            <text:p>666335</text:p>
          </table:table-cell>
          <table:table-cell office:value-type="date" office:date-value="2019-10-16T11:12:21.52" calcext:value-type="date">
            <text:p>16/10/19 11:12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00063" calcext:value-type="float">
            <text:p>1000063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16T12:20:29.653" calcext:value-type="date">
            <text:p>16/10/19 12:2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16T12:26:05.933" calcext:value-type="date">
            <text:p>16/10/19 12:26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00063" calcext:value-type="float">
            <text:p>1000063</text:p>
          </table:table-cell>
          <table:table-cell office:value-type="float" office:value="44" calcext:value-type="float">
            <text:p>4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16T12:17:04.83" calcext:value-type="date">
            <text:p>16/10/19 12:1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16T12:24:10.3" calcext:value-type="date">
            <text:p>16/10/19 12:24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041720" calcext:value-type="float">
            <text:p>3041720</text:p>
          </table:table-cell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16T12:17:53.79" calcext:value-type="date">
            <text:p>16/10/19 12:1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16T12:17:53.79" calcext:value-type="date">
            <text:p>16/10/19 12:17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00256" calcext:value-type="float">
            <text:p>1000256</text:p>
          </table:table-cell>
          <table:table-cell office:value-type="float" office:value="21" calcext:value-type="float">
            <text:p>21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16T13:20:00.547" calcext:value-type="date">
            <text:p>16/10/19 13:2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16T15:14:49.593" calcext:value-type="date">
            <text:p>16/10/19 15:14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00256" calcext:value-type="float">
            <text:p>1000256</text:p>
          </table:table-cell>
          <table:table-cell office:value-type="float" office:value="44" calcext:value-type="float">
            <text:p>44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16T15:14:07.49" calcext:value-type="date">
            <text:p>16/10/19 15:1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16T15:14:19.453" calcext:value-type="date">
            <text:p>16/10/19 15:14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041746" calcext:value-type="float">
            <text:p>3041746</text:p>
          </table:table-cell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16T13:19:39.3" calcext:value-type="date">
            <text:p>16/10/19 13: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16T13:19:39.3" calcext:value-type="date">
            <text:p>16/10/19 13:19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00256" calcext:value-type="float">
            <text:p>1000256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16T15:18:44.357" calcext:value-type="date">
            <text:p>16/10/19 15:1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18T10:14:37.95" calcext:value-type="date">
            <text:p>18/10/19 10:14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00256" calcext:value-type="float">
            <text:p>1000256</text:p>
          </table:table-cell>
          <table:table-cell office:value-type="float" office:value="44" calcext:value-type="float">
            <text:p>4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16T15:16:48.693" calcext:value-type="date">
            <text:p>16/10/19 15: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18T11:04:30.037" calcext:value-type="date">
            <text:p>18/10/19 11:04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041720" calcext:value-type="float">
            <text:p>3041720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16T15:17:07.827" calcext:value-type="date">
            <text:p>16/10/19 15:1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16T15:17:07.827" calcext:value-type="date">
            <text:p>16/10/19 15:17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96488" calcext:value-type="float">
            <text:p>796488</text:p>
          </table:table-cell>
          <table:table-cell office:value-type="float" office:value="46" calcext:value-type="float">
            <text:p>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087374" calcext:value-type="float">
            <text:p>2087374</text:p>
          </table:table-cell>
          <table:table-cell office:value-type="date" office:date-value="2019-10-18T11:08:44.57" calcext:value-type="date">
            <text:p>18/10/19 11:0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87374" calcext:value-type="float">
            <text:p>2087374</text:p>
          </table:table-cell>
          <table:table-cell office:value-type="date" office:date-value="2019-10-18T11:08:44.57" calcext:value-type="date">
            <text:p>18/10/19 11:08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93780" calcext:value-type="float">
            <text:p>993780</text:p>
          </table:table-cell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087374" calcext:value-type="float">
            <text:p>2087374</text:p>
          </table:table-cell>
          <table:table-cell office:value-type="date" office:date-value="2019-10-18T11:13:25.26" calcext:value-type="date">
            <text:p>18/10/19 11:1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87374" calcext:value-type="float">
            <text:p>2087374</text:p>
          </table:table-cell>
          <table:table-cell office:value-type="date" office:date-value="2019-10-18T11:13:25.26" calcext:value-type="date">
            <text:p>18/10/19 11:13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00063" calcext:value-type="float">
            <text:p>100006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18T12:12:57.2" calcext:value-type="date">
            <text:p>18/10/19 12:1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18T12:12:57.2" calcext:value-type="date">
            <text:p>18/10/19 12:12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00063" calcext:value-type="float">
            <text:p>100006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18T12:14:43.893" calcext:value-type="date">
            <text:p>18/10/19 12:1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18T12:18:11.733" calcext:value-type="date">
            <text:p>18/10/19 12:18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00063" calcext:value-type="float">
            <text:p>100006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18T12:43:58.34" calcext:value-type="date">
            <text:p>18/10/19 12:4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18T12:43:58.34" calcext:value-type="date">
            <text:p>18/10/19 12:43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00063" calcext:value-type="float">
            <text:p>1000063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18T15:42:54.027" calcext:value-type="date">
            <text:p>18/10/19 15:4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18T16:36:03.787" calcext:value-type="date">
            <text:p>18/10/19 16:36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041746" calcext:value-type="float">
            <text:p>304174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21T10:31:23.203" calcext:value-type="date">
            <text:p>21/10/19 10:3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21T10:31:23.203" calcext:value-type="date">
            <text:p>21/10/19 10:31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99940" calcext:value-type="float">
            <text:p>999940</text:p>
          </table:table-cell>
          <table:table-cell office:value-type="float" office:value="44" calcext:value-type="float">
            <text:p>4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21T11:23:39.613" calcext:value-type="date">
            <text:p>21/10/19 11:2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21T11:23:39.613" calcext:value-type="date">
            <text:p>21/10/19 11:23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041746" calcext:value-type="float">
            <text:p>3041746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21T11:27:38.803" calcext:value-type="date">
            <text:p>21/10/19 11:2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21T15:13:20.463" calcext:value-type="date">
            <text:p>21/10/19 15:13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041746" calcext:value-type="float">
            <text:p>3041746</text:p>
          </table:table-cell>
          <table:table-cell office:value-type="float" office:value="21" calcext:value-type="float">
            <text:p>21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</text:p>
          </table:table-cell>
          <table:table-cell office:value-type="float" office:value="0" calcext:value-type="float">
            <text:p>0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21T11:26:55.927" calcext:value-type="date">
            <text:p>21/10/19 11:2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21T11:27:12.38" calcext:value-type="date">
            <text:p>21/10/19 11:27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796962" calcext:value-type="float">
            <text:p>1796962</text:p>
          </table:table-cell>
          <table:table-cell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10-21T13:10:21.003" calcext:value-type="date">
            <text:p>21/10/19 13:1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10-21T13:10:21.003" calcext:value-type="date">
            <text:p>21/10/19 13:10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796962" calcext:value-type="float">
            <text:p>1796962</text:p>
          </table:table-cell>
          <table:table-cell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10-21T15:45:56.14" calcext:value-type="date">
            <text:p>21/10/19 15:4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10-21T15:45:56.14" calcext:value-type="date">
            <text:p>21/10/19 15:45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796962" calcext:value-type="float">
            <text:p>1796962</text:p>
          </table:table-cell>
          <table:table-cell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10-21T15:55:33.493" calcext:value-type="date">
            <text:p>21/10/19 15: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10-21T15:55:33.493" calcext:value-type="date">
            <text:p>21/10/19 15:55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796962" calcext:value-type="float">
            <text:p>1796962</text:p>
          </table:table-cell>
          <table:table-cell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10-21T16:06:52.843" calcext:value-type="date">
            <text:p>21/10/19 16: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10-21T16:06:52.843" calcext:value-type="date">
            <text:p>21/10/19 16:06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796962" calcext:value-type="float">
            <text:p>1796962</text:p>
          </table:table-cell>
          <table:table-cell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10-21T16:16:52.843" calcext:value-type="date">
            <text:p>21/10/19 16: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10-21T16:16:52.843" calcext:value-type="date">
            <text:p>21/10/19 16:16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796962" calcext:value-type="float">
            <text:p>1796962</text:p>
          </table:table-cell>
          <table:table-cell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10-21T16:25:00.23" calcext:value-type="date">
            <text:p>21/10/19 16:2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10-21T16:25:00.23" calcext:value-type="date">
            <text:p>21/10/19 16:25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796962" calcext:value-type="float">
            <text:p>1796962</text:p>
          </table:table-cell>
          <table:table-cell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</text:p>
          </table:table-cell>
          <table:table-cell office:value-type="float" office:value="1" calcext:value-type="float">
            <text:p>1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10-21T16:40:26.24" calcext:value-type="date">
            <text:p>21/10/19 16:4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1731" calcext:value-type="float">
            <text:p>2881731</text:p>
          </table:table-cell>
          <table:table-cell office:value-type="date" office:date-value="2019-10-21T16:40:26.24" calcext:value-type="date">
            <text:p>21/10/19 16:40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93780" calcext:value-type="float">
            <text:p>993780</text:p>
          </table:table-cell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B</text:p>
          </table:table-cell>
          <table:table-cell office:value-type="float" office:value="1" calcext:value-type="float">
            <text:p>1</text:p>
          </table:table-cell>
          <table:table-cell office:value-type="float" office:value="2087374" calcext:value-type="float">
            <text:p>2087374</text:p>
          </table:table-cell>
          <table:table-cell office:value-type="date" office:date-value="2019-10-22T11:25:23.46" calcext:value-type="date">
            <text:p>22/10/19 11:2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87374" calcext:value-type="float">
            <text:p>2087374</text:p>
          </table:table-cell>
          <table:table-cell office:value-type="date" office:date-value="2019-10-22T11:25:23.46" calcext:value-type="date">
            <text:p>22/10/19 11:25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796962" calcext:value-type="float">
            <text:p>1796962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10-23T10:10:11.293" calcext:value-type="date">
            <text:p>23/10/19 10:1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10-23T10:10:11.293" calcext:value-type="date">
            <text:p>23/10/19 10:10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964012" calcext:value-type="float">
            <text:p>2964012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10-23T10:11:52.287" calcext:value-type="date">
            <text:p>23/10/19 10:1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10-23T10:11:52.287" calcext:value-type="date">
            <text:p>23/10/19 10:11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235579" calcext:value-type="float">
            <text:p>323557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10-23T10:12:23.87" calcext:value-type="date">
            <text:p>23/10/19 10:1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10-23T10:12:23.87" calcext:value-type="date">
            <text:p>23/10/19 10:12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034897" calcext:value-type="float">
            <text:p>3034897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10-23T10:39:20.71" calcext:value-type="date">
            <text:p>23/10/19 10:3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10-23T10:39:51.677" calcext:value-type="date">
            <text:p>23/10/19 10:39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034897" calcext:value-type="float">
            <text:p>3034897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10-23T10:40:53.59" calcext:value-type="date">
            <text:p>23/10/19 10:4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10-23T10:40:53.59" calcext:value-type="date">
            <text:p>23/10/19 10:40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426814" calcext:value-type="float">
            <text:p>3426814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10-23T10:40:04.24" calcext:value-type="date">
            <text:p>23/10/19 10:4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10-23T10:40:04.24" calcext:value-type="date">
            <text:p>23/10/19 10:40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96962" calcext:value-type="float">
            <text:p>1796962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10-23T12:43:46.433" calcext:value-type="date">
            <text:p>23/10/19 12:4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10-23T12:43:46.433" calcext:value-type="date">
            <text:p>23/10/19 12:43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034897" calcext:value-type="float">
            <text:p>3034897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10-23T12:44:37.75" calcext:value-type="date">
            <text:p>23/10/19 12:4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71994" calcext:value-type="float">
            <text:p>1671994</text:p>
          </table:table-cell>
          <table:table-cell office:value-type="date" office:date-value="2019-10-23T12:44:37.75" calcext:value-type="date">
            <text:p>23/10/19 12:44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99940" calcext:value-type="float">
            <text:p>999940</text:p>
          </table:table-cell>
          <table:table-cell office:value-type="float" office:value="9" calcext:value-type="float">
            <text:p>9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B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24T16:33:11.71" calcext:value-type="date">
            <text:p>24/10/19 16:3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25T18:33:47.077" calcext:value-type="date">
            <text:p>25/10/19 18:33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414765" calcext:value-type="float">
            <text:p>241476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</text:p>
          </table:table-cell>
          <table:table-cell office:value-type="float" office:value="1" calcext:value-type="float">
            <text:p>1</text:p>
          </table:table-cell>
          <table:table-cell office:value-type="float" office:value="2087374" calcext:value-type="float">
            <text:p>2087374</text:p>
          </table:table-cell>
          <table:table-cell office:value-type="date" office:date-value="2019-10-24T17:55:52.563" calcext:value-type="date">
            <text:p>24/10/19 17: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87374" calcext:value-type="float">
            <text:p>2087374</text:p>
          </table:table-cell>
          <table:table-cell office:value-type="date" office:date-value="2019-10-24T18:05:13.073" calcext:value-type="date">
            <text:p>24/10/19 18:05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208541" calcext:value-type="float">
            <text:p>3208541</text:p>
          </table:table-cell>
          <table:table-cell office:value-type="float" office:value="19" calcext:value-type="float">
            <text:p>19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25T10:12:19.777" calcext:value-type="date">
            <text:p>25/10/19 10:1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25T11:04:35.407" calcext:value-type="date">
            <text:p>25/10/19 11:04</text:p>
          </table:table-cell>
          <table:table-cell office:value-type="string" calcext:value-type="string">
            <text:p>PC101523822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426814" calcext:value-type="float">
            <text:p>3426814</text:p>
          </table:table-cell>
          <table:table-cell office:value-type="float" office:value="19" calcext:value-type="float">
            <text:p>1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24T19:21:08.463" calcext:value-type="date">
            <text:p>24/10/19 19:2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24T19:21:08.463" calcext:value-type="date">
            <text:p>24/10/19 19:21</text:p>
          </table:table-cell>
          <table:table-cell office:value-type="string" calcext:value-type="string">
            <text:p>PC101523822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964012" calcext:value-type="float">
            <text:p>296401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24T19:23:11.937" calcext:value-type="date">
            <text:p>24/10/19 19:2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24T19:27:40.137" calcext:value-type="date">
            <text:p>24/10/19 19:27</text:p>
          </table:table-cell>
          <table:table-cell office:value-type="string" calcext:value-type="string">
            <text:p>PC101523822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999940" calcext:value-type="float">
            <text:p>99994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25T11:44:08.63" calcext:value-type="date">
            <text:p>25/10/19 11:4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25T11:44:08.63" calcext:value-type="date">
            <text:p>25/10/19 11:44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00063" calcext:value-type="float">
            <text:p>1000063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25T11:31:31.687" calcext:value-type="date">
            <text:p>25/10/19 11:3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25T11:56:51.107" calcext:value-type="date">
            <text:p>25/10/19 11:56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00256" calcext:value-type="float">
            <text:p>100025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25T11:43:05.64" calcext:value-type="date">
            <text:p>25/10/19 11:4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25T11:43:05.64" calcext:value-type="date">
            <text:p>25/10/19 11:43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041720" calcext:value-type="float">
            <text:p>304172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25T11:45:01.203" calcext:value-type="date">
            <text:p>25/10/19 11:4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25T11:45:01.203" calcext:value-type="date">
            <text:p>25/10/19 11:45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041746" calcext:value-type="float">
            <text:p>3041746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25T11:44:34.68" calcext:value-type="date">
            <text:p>25/10/19 11:4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25T11:44:34.68" calcext:value-type="date">
            <text:p>25/10/19 11:44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781441" calcext:value-type="float">
            <text:p>781441</text:p>
          </table:table-cell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087374" calcext:value-type="float">
            <text:p>2087374</text:p>
          </table:table-cell>
          <table:table-cell office:value-type="date" office:date-value="2019-10-28T17:02:11.097" calcext:value-type="date">
            <text:p>28/10/19 17: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87374" calcext:value-type="float">
            <text:p>2087374</text:p>
          </table:table-cell>
          <table:table-cell office:value-type="date" office:date-value="2019-10-28T17:02:11.097" calcext:value-type="date">
            <text:p>28/10/19 17:02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2956675" calcext:value-type="float">
            <text:p>2956675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599670" calcext:value-type="float">
            <text:p>599670</text:p>
          </table:table-cell>
          <table:table-cell office:value-type="date" office:date-value="2019-10-28T17:06:23.64" calcext:value-type="date">
            <text:p>28/10/19 17: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99670" calcext:value-type="float">
            <text:p>599670</text:p>
          </table:table-cell>
          <table:table-cell office:value-type="date" office:date-value="2019-10-28T17:06:23.64" calcext:value-type="date">
            <text:p>28/10/19 17:06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687931" calcext:value-type="float">
            <text:p>1687931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28T17:40:09.8" calcext:value-type="date">
            <text:p>28/10/19 17:4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28T17:49:07.607" calcext:value-type="date">
            <text:p>28/10/19 17:49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2492017" calcext:value-type="float">
            <text:p>2492017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28T17:42:09.6" calcext:value-type="date">
            <text:p>28/10/19 17:4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28T17:49:15.457" calcext:value-type="date">
            <text:p>28/10/19 17:49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2516867" calcext:value-type="float">
            <text:p>2516867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0" calcext:value-type="float">
            <text:p>0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28T17:39:43.3" calcext:value-type="date">
            <text:p>28/10/19 17:3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28T17:41:38.01" calcext:value-type="date">
            <text:p>28/10/19 17:41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2805276" calcext:value-type="float">
            <text:p>2805276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28T17:39:29.563" calcext:value-type="date">
            <text:p>28/10/19 17:3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28T17:49:17.35" calcext:value-type="date">
            <text:p>28/10/19 17:49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2881657" calcext:value-type="float">
            <text:p>2881657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28T17:42:36.527" calcext:value-type="date">
            <text:p>28/10/19 17:4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28T17:49:19.197" calcext:value-type="date">
            <text:p>28/10/19 17:49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3180640" calcext:value-type="float">
            <text:p>3180640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28T17:40:21.133" calcext:value-type="date">
            <text:p>28/10/19 17:4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86941" calcext:value-type="float">
            <text:p>1286941</text:p>
          </table:table-cell>
          <table:table-cell office:value-type="date" office:date-value="2019-10-28T17:49:21.353" calcext:value-type="date">
            <text:p>28/10/19 17:49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3034897" calcext:value-type="float">
            <text:p>3034897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 office:value-type="float" office:value="599670" calcext:value-type="float">
            <text:p>599670</text:p>
          </table:table-cell>
          <table:table-cell office:value-type="date" office:date-value="2019-10-29T14:36:15.13" calcext:value-type="date">
            <text:p>29/10/19 14:3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99670" calcext:value-type="float">
            <text:p>599670</text:p>
          </table:table-cell>
          <table:table-cell office:value-type="date" office:date-value="2019-10-29T14:36:15.13" calcext:value-type="date">
            <text:p>29/10/19 14:36</text:p>
          </table:table-cell>
          <table:table-cell office:value-type="string" calcext:value-type="string">
            <text:p>MTYWEBDEV01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3034897" calcext:value-type="float">
            <text:p>3034897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 office:value-type="float" office:value="599670" calcext:value-type="float">
            <text:p>599670</text:p>
          </table:table-cell>
          <table:table-cell office:value-type="date" office:date-value="2019-10-29T14:44:28.15" calcext:value-type="date">
            <text:p>29/10/19 14:4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99670" calcext:value-type="float">
            <text:p>599670</text:p>
          </table:table-cell>
          <table:table-cell office:value-type="date" office:date-value="2019-10-29T14:44:28.15" calcext:value-type="date">
            <text:p>29/10/19 14:44</text:p>
          </table:table-cell>
          <table:table-cell office:value-type="string" calcext:value-type="string">
            <text:p>MTYWEBDEV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15:24:03.996000000</meta:creation-date>
    <dc:date>2019-10-30T15:33:10.145000000</dc:date>
    <meta:editing-duration>PT9M12S</meta:editing-duration>
    <meta:editing-cycles>1</meta:editing-cycles>
    <meta:document-statistic meta:table-count="2" meta:cell-count="8881" meta:object-count="0"/>
    <meta:generator>Neat_Office/6.1.3.2$Windows_x86 LibreOffice_project/</meta:generator>
  </office:meta>
</office:document-meta>
</file>